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461cm" fo:margin-left="0cm" table:align="left"/>
    </style:style>
    <style:style style:name="Table1.A" style:family="table-column">
      <style:table-column-properties style:column-width="0.192cm"/>
    </style:style>
    <style:style style:name="Table1.B" style:family="table-column">
      <style:table-column-properties style:column-width="19.269cm"/>
    </style:style>
    <style:style style:name="Table1.A1" style:family="table-cell">
      <style:table-cell-properties style:vertical-align="middle" fo:padding="0.049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800080"/>
    </style:style>
    <style:style style:name="P2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800080" fo:font-size="8pt" style:font-size-asian="8pt" style:font-size-complex="8pt"/>
    </style:style>
    <style:style style:name="P3" style:family="paragraph" style:parent-style-name="Preformatted_20_Text">
      <style:paragraph-properties fo:background-color="#ffffff">
        <style:background-image/>
      </style:paragraph-properties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3f5fbf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3f5fbf" fo:font-size="8pt" style:font-size-asian="8pt" style:font-size-complex="8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3f5fbf" fo:font-size="28pt" style:font-size-asian="28pt" style:font-size-complex="28pt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P9" style:family="paragraph" style:parent-style-name="Preformatted_20_Text">
      <style:paragraph-properties fo:text-align="center" style:justify-single-word="false" fo:background-color="#ffffff">
        <style:background-image/>
      </style:paragraph-properties>
      <style:text-properties fo:color="#000000" fo:font-size="28pt" fo:font-weight="bold" officeooo:rsid="000e9083" officeooo:paragraph-rsid="000e9083" style:font-size-asian="28pt" style:font-weight-asian="bold" style:font-size-complex="28pt" style:font-weight-complex="bold"/>
    </style:style>
    <style:style style:name="P10" style:family="paragraph" style:parent-style-name="Preformatted_20_Text">
      <style:paragraph-properties fo:text-align="center" style:justify-single-word="false" fo:background-color="#ffffff">
        <style:background-image/>
      </style:paragraph-properties>
      <style:text-properties fo:color="#000000" fo:font-size="54pt" fo:font-weight="bold" officeooo:rsid="000e9083" officeooo:paragraph-rsid="000e9083" style:font-size-asian="54pt" style:font-weight-asian="bold" style:font-size-complex="54pt" style:font-weight-complex="bold"/>
    </style:style>
    <style:style style:name="P11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fo:color="#696969" fo:font-size="8pt" style:font-size-asian="8pt" style:font-size-complex="8pt"/>
    </style:style>
    <style:style style:name="P13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800080" fo:font-size="8pt" style:font-size-asian="8pt" style:font-size-complex="8pt"/>
    </style:style>
    <style:style style:name="P15" style:family="paragraph" style:parent-style-name="Preformatted_20_Text">
      <style:paragraph-properties fo:background-color="#ffffff">
        <style:background-image/>
      </style:paragraph-properties>
      <style:text-properties fo:font-size="8pt" style:font-size-asian="8pt" style:font-size-complex="8pt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font-size="8pt" officeooo:rsid="000edaec" officeooo:paragraph-rsid="000edaec" style:font-size-asian="8pt" style:font-size-complex="8pt"/>
    </style:style>
    <style:style style:name="P17" style:family="paragraph" style:parent-style-name="Preformatted_20_Text">
      <style:paragraph-properties fo:break-before="page" fo:background-color="#ffffff">
        <style:background-image/>
      </style:paragraph-properties>
      <style:text-properties fo:font-size="8pt" officeooo:rsid="000edaec" officeooo:paragraph-rsid="000edaec" style:font-size-asian="8pt" style:font-size-complex="8pt"/>
    </style:style>
    <style:style style:name="P18" style:family="paragraph" style:parent-style-name="Preformatted_20_Text" style:master-page-name="">
      <style:paragraph-properties fo:margin-left="-1cm" fo:margin-right="-1.199cm" fo:margin-top="0cm" fo:margin-bottom="0cm" style:contextual-spacing="false" fo:text-align="center" style:justify-single-word="false" fo:text-indent="0cm" style:auto-text-indent="false" style:page-number="auto" fo:background-color="#ffffff">
        <style:background-image/>
      </style:paragraph-properties>
      <style:text-properties fo:color="#000000" fo:font-size="28pt" fo:font-weight="bold" officeooo:rsid="000e9083" officeooo:paragraph-rsid="000edaec" style:font-size-asian="28pt" style:font-weight-asian="bold" style:font-size-complex="28pt" style:font-weight-complex="bold"/>
    </style:style>
    <style:style style:name="P19" style:family="paragraph" style:parent-style-name="Preformatted_20_Text" style:master-page-name="">
      <style:paragraph-properties fo:margin-left="0cm" fo:margin-right="0.499cm" fo:margin-top="0cm" fo:margin-bottom="0cm" style:contextual-spacing="false" fo:text-indent="0cm" style:auto-text-indent="false" style:page-number="auto" fo:background-color="#ffffff">
        <style:background-image/>
      </style:paragraph-properties>
      <style:text-properties fo:font-size="8pt" officeooo:rsid="000edaec" officeooo:paragraph-rsid="000edaec" style:font-size-asian="8pt" style:font-size-complex="8pt"/>
    </style:style>
    <style:style style:name="P20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3f5fbf"/>
    </style:style>
    <style:style style:name="T2" style:family="text">
      <style:text-properties fo:color="#5555dd"/>
    </style:style>
    <style:style style:name="T3" style:family="text">
      <style:text-properties fo:color="#004a43"/>
    </style:style>
    <style:style style:name="T4" style:family="text">
      <style:text-properties fo:color="#800000"/>
    </style:style>
    <style:style style:name="T5" style:family="text">
      <style:text-properties fo:color="#800000" fo:font-weight="bold"/>
    </style:style>
    <style:style style:name="T6" style:family="text">
      <style:text-properties fo:color="#40015a"/>
    </style:style>
    <style:style style:name="T7" style:family="text">
      <style:text-properties fo:color="#696969"/>
    </style:style>
    <style:style style:name="T8" style:family="text">
      <style:text-properties fo:color="#808030"/>
    </style:style>
    <style:style style:name="T9" style:family="text">
      <style:text-properties fo:color="#800080"/>
    </style:style>
    <style:style style:name="T10" style:family="text">
      <style:text-properties fo:color="#008c00"/>
    </style:style>
    <style:style style:name="T11" style:family="text">
      <style:text-properties fo:color="#ffffff" fo:background-color="#808000" loext:char-shading-value="0"/>
    </style:style>
    <style:style style:name="T12" style:family="text">
      <style:text-properties fo:color="#008000"/>
    </style:style>
    <style:style style:name="T13" style:family="text">
      <style:text-properties fo:color="#0000e6"/>
    </style:style>
    <style:style style:name="T14" style:family="text">
      <style:text-properties fo:color="#7d0045"/>
    </style:style>
    <style:style style:name="T15" style:family="text">
      <style:text-properties fo:color="#e34adc"/>
    </style:style>
    <style:style style:name="T16" style:family="text">
      <style:text-properties fo:color="#603000"/>
    </style:style>
    <style:style style:name="T17" style:family="text">
      <style:text-properties officeooo:rsid="000eda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nnexe <text:span text:style-name="T17">1</text:span></text:p>
      <text:p text:style-name="P9"/>
      <text:p text:style-name="P9"/>
      <text:p text:style-name="P9"/>
      <text:p text:style-name="P9"/>
      <text:p text:style-name="P9"/>
      <text:p text:style-name="P9"/>
      <text:p text:style-name="P9">Code du module «<text:span text:style-name="T17">Pedale</text:span>»</text:p>
      <text:p text:style-name="P18"><text:s/><text:span text:style-name="T17">distortionSensorsV2</text:span>.ino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/>
          </table:table-cell>
          <table:table-cell table:style-name="Table1.B1" office:value-type="string">
            <text:p text:style-name="P3"><text:span text:style-name="T1">/*********************************************************************</text:span></text:p>
            <text:p text:style-name="P4">*********** <text:s text:c="2"/>distortion Effect for the MovingTones pedal <text:s text:c="2"/>**********</text:p>
            <text:p text:style-name="P4">*********** <text:s text:c="5"/>made by the MovingTones team <text:s text:c="14"/>**********</text:p>
            <text:p text:style-name="P4">*********** <text:s text:c="13"/>website :) <text:s text:c="24"/>**********</text:p>
            <text:p text:style-name="P4">* Licensed under a Creative Commons Attribution 3.0 Unported License *</text:p>
            <text:p text:style-name="P4">**********************************************************************</text:p>
            <text:p text:style-name="P4">*********** <text:s/>effect adapted from the distortion effect by <text:s/>***********</text:p>
            <text:p text:style-name="P7"><text:span text:style-name="T1">*********** <text:s text:c="6"/></text:span><text:span text:style-name="T2">www.electrosmash.com/pedalshield</text:span><text:span text:style-name="T1"> <text:s text:c="9"/>**********</text:span></text:p>
            <text:p text:style-name="P4">*********** <text:s/>Based on rcarduino.blogspot.com previous work <text:s/>**********</text:p>
            <text:p text:style-name="P4">**********************************************************************/</text:p>
            <text:p text:style-name="P3"/>
            <text:p text:style-name="P11">/* To make this code compile you will need the following libraries:</text:p>
            <text:p text:style-name="P11">        * Adafruit_ST7735</text:p>
            <text:p text:style-name="P11">        * Adafruit_GFX</text:p>
            <text:p text:style-name="P11">        * SPI.h</text:p>
            <text:p text:style-name="P11">        * EEPROM.h */</text:p>
            <text:p text:style-name="P11">// Libraries</text:p>
            <text:p text:style-name="P7"><text:span text:style-name="T3">#include </text:span><text:span text:style-name="T4">"</text:span><text:span text:style-name="T6">EEPROM.h</text:span><text:span text:style-name="T4">"</text:span><text:span text:style-name="T3"> <text:s text:c="28"/></text:span><text:span text:style-name="T7">//</text:span></text:p>
            <text:p text:style-name="P7"><text:span text:style-name="T3">#include </text:span><text:span text:style-name="T4">&lt;</text:span><text:span text:style-name="T6">Adafruit_GFX.h</text:span><text:span text:style-name="T4">&gt;</text:span><text:span text:style-name="T3"> <text:s text:c="22"/></text:span><text:span text:style-name="T7">// Core graphics library</text:span></text:p>
            <text:p text:style-name="P7"><text:span text:style-name="T3">#include </text:span><text:span text:style-name="T4">&lt;</text:span><text:span text:style-name="T6">Adafruit_ST7735.h</text:span><text:span text:style-name="T4">&gt;</text:span><text:span text:style-name="T3"> <text:s text:c="19"/></text:span><text:span text:style-name="T7">// Hardware-specific library</text:span></text:p>
            <text:p text:style-name="P7"><text:span text:style-name="T3">#include </text:span><text:span text:style-name="T4">&lt;</text:span><text:span text:style-name="T6">SPI.h</text:span><text:span text:style-name="T4">&gt;</text:span><text:span text:style-name="T3"> <text:s text:c="31"/></text:span><text:span text:style-name="T7">// Used during debugging to show messages on the Serial print</text:span></text:p>
            <text:p text:style-name="P3"/>
            <text:p text:style-name="P11">// Variables from the original effects' code</text:p>
            <text:p text:style-name="P7"><text:span text:style-name="T5">int</text:span> in_ADC0<text:span text:style-name="T8">,</text:span> in_ADC1<text:span text:style-name="T9">;</text:span> <text:s text:c="23"/><text:span text:style-name="T7">// variables for 2 ADCs values (ADC0, ADC1)</text:span></text:p>
            <text:p text:style-name="P7"><text:span text:style-name="T5">int</text:span> POT0<text:span text:style-name="T8">,</text:span> POT1<text:span text:style-name="T8">,</text:span> POT2<text:span text:style-name="T8">,</text:span> out_DAC0<text:span text:style-name="T8">,</text:span> out_DAC1<text:span text:style-name="T9">;</text:span> <text:s text:c="3"/><text:span text:style-name="T7">// variables for 3 pots (ADC8, ADC9, ADC10)</text:span></text:p>
            <text:p text:style-name="P7"><text:span text:style-name="T5">const</text:span> <text:span text:style-name="T5">int</text:span> LED <text:span text:style-name="T8">=</text:span> <text:span text:style-name="T10">3</text:span><text:span text:style-name="T9">;</text:span> <text:s text:c="26"/><text:span text:style-name="T7">// LED in pin 3</text:span></text:p>
            <text:p text:style-name="P7"><text:span text:style-name="T5">const</text:span> <text:span text:style-name="T5">int</text:span> FOOTSWITCH <text:span text:style-name="T8">=</text:span> <text:span text:style-name="T10">7</text:span><text:span text:style-name="T9">;</text:span> <text:s text:c="19"/><text:span text:style-name="T7">// Footswitch in pin 7</text:span></text:p>
            <text:p text:style-name="P7"><text:span text:style-name="T5">const</text:span> <text:span text:style-name="T5">int</text:span> TOGGLE <text:span text:style-name="T8">=</text:span> <text:span text:style-name="T10">2</text:span><text:span text:style-name="T9">;</text:span> <text:s text:c="23"/><text:span text:style-name="T7">// Toggle in pin 2</text:span></text:p>
            <text:p text:style-name="P7"><text:span text:style-name="T5">int</text:span> upper_threshold<text:span text:style-name="T8">,</text:span> lower_threshold<text:span text:style-name="T9">;</text:span> <text:s text:c="7"/><text:span text:style-name="T7">// Variable for the distortion effect</text:span></text:p>
            <text:p text:style-name="P3"/>
            <text:p text:style-name="P3"/>
            <text:p text:style-name="P7"><text:span text:style-name="T5">const</text:span> <text:span text:style-name="T5">int</text:span> SAVE_BUTTON <text:span text:style-name="T8">=</text:span> <text:span text:style-name="T10">1</text:span><text:span text:style-name="T9">;</text:span> <text:s text:c="17"/><text:span text:style-name="T7">// pins of the arduino </text:span></text:p>
            <text:p text:style-name="P7"><text:span text:style-name="T5">const</text:span> <text:span text:style-name="T5">int</text:span> TFT_CS <text:s text:c="5"/><text:span text:style-name="T8">=</text:span> <text:span text:style-name="T10">10</text:span><text:span text:style-name="T9">;</text:span> </text:p>
            <text:p text:style-name="P7"><text:span text:style-name="T5">const</text:span> <text:span text:style-name="T5">int</text:span> TFT_RST <text:s text:c="4"/><text:span text:style-name="T8">=</text:span> <text:span text:style-name="T10">8</text:span><text:span text:style-name="T9">;</text:span></text:p>
            <text:p text:style-name="P7"><text:span text:style-name="T5">const</text:span> <text:span text:style-name="T5">int</text:span> TFT_DC <text:s text:c="5"/><text:span text:style-name="T8">=</text:span> <text:span text:style-name="T10">9</text:span><text:span text:style-name="T9">;</text:span></text:p>
            <text:p text:style-name="P3"/>
            <text:p text:style-name="P7">Adafruit_ST7735 tft <text:span text:style-name="T8">=</text:span> Adafruit_ST7735<text:span text:style-name="T8">(</text:span>TFT_CS<text:span text:style-name="T8">,</text:span> <text:s/>TFT_DC<text:span text:style-name="T8">,</text:span> TFT_RST<text:span text:style-name="T8">)</text:span><text:span text:style-name="T9">;</text:span> <text:s/><text:span text:style-name="T7">// instantiate the screen</text:span></text:p>
            <text:p text:style-name="P3"/>
            <text:p text:style-name="P11">// New variables</text:p>
            <text:p text:style-name="P3"/>
            <text:p text:style-name="P7"><text:span text:style-name="T5">const</text:span> <text:span text:style-name="T5">int</text:span> STANDBY1_MODE <text:span text:style-name="T8">=</text:span> <text:span text:style-name="T10">0</text:span><text:span text:style-name="T9">;</text:span> <text:s text:c="15"/><text:span text:style-name="T7">// effects will only be applied when the pedal's footswitch is on HIGH</text:span></text:p>
            <text:p text:style-name="P7"><text:span text:style-name="T5">const</text:span> <text:span text:style-name="T5">int</text:span> BUTTON_MODE <text:s text:c="2"/><text:span text:style-name="T8">=</text:span> <text:span text:style-name="T10">1</text:span><text:span text:style-name="T9">;</text:span> <text:s text:c="15"/><text:span text:style-name="T7">// sequence of pressing produces: low-high-low-high or high-low-high-low</text:span></text:p>
            <text:p text:style-name="P7"><text:span text:style-name="T5">const</text:span> <text:span text:style-name="T5">int</text:span> STANDBY2_MODE <text:span text:style-name="T8">=</text:span> <text:span text:style-name="T10">2</text:span><text:span text:style-name="T9">;</text:span> <text:s text:c="15"/><text:span text:style-name="T7">// if initially footswitch is HIGH, we will go to BUTTON_MODE</text:span></text:p>
            <text:p text:style-name="P7"><text:span text:style-name="T5">const</text:span> <text:span text:style-name="T5">int</text:span> SENSOR_MODE <text:s text:c="2"/><text:span text:style-name="T8">=</text:span> <text:span text:style-name="T10">3</text:span><text:span text:style-name="T9">;</text:span> <text:s text:c="15"/><text:span text:style-name="T7">// if intiially footswitch is LOW, we will go to STANDBY1_MODE</text:span></text:p>
            <text:p text:style-name="P3"/>
            <text:p text:style-name="P7"><text:span text:style-name="T5">const</text:span> <text:span text:style-name="T5">int</text:span> DEBOUNCE_DELAY <text:span text:style-name="T8">=</text:span> <text:span text:style-name="T10">50</text:span><text:span text:style-name="T9">;</text:span> <text:s text:c="13"/><text:span text:style-name="T7">// delay to be applied to debounce</text:span></text:p>
            <text:p text:style-name="P3"/>
            <text:p text:style-name="P7"><text:span text:style-name="T5">const</text:span> <text:span text:style-name="T5">int</text:span> MIN <text:span text:style-name="T8">=</text:span> <text:s text:c="4"/><text:span text:style-name="T10">0</text:span><text:span text:style-name="T9">;</text:span> <text:s text:c="21"/><text:span text:style-name="T7">// range of the parameters p0, p1, p2 for the effects' code</text:span></text:p>
            <text:p text:style-name="P7"><text:span text:style-name="T5">const</text:span> <text:span text:style-name="T5">int</text:span> MAX <text:span text:style-name="T8">=</text:span> <text:s/><text:span text:style-name="T10">4096</text:span><text:span text:style-name="T9">;</text:span></text:p>
            <text:p text:style-name="P3"/>
            <text:p text:style-name="P7"><text:span text:style-name="T5">const</text:span> <text:span text:style-name="T5">int</text:span> MIN_SCREEN <text:span text:style-name="T8">=</text:span> <text:s text:c="2"/><text:span text:style-name="T10">0</text:span><text:span text:style-name="T9">;</text:span> <text:s text:c="17"/><text:span text:style-name="T7">// length of the bar graph to be displayed on the screen</text:span></text:p>
            <text:p text:style-name="P7"><text:span text:style-name="T5">const</text:span> <text:span text:style-name="T5">int</text:span> MAX_SCREEN <text:span text:style-name="T8">=</text:span> <text:span text:style-name="T10">115</text:span><text:span text:style-name="T9">;</text:span></text:p>
            <text:p text:style-name="P3"/>
            <text:p text:style-name="P7"><text:span text:style-name="T5">const</text:span> <text:span text:style-name="T5">int</text:span> MAX_POT <text:s text:c="2"/><text:span text:style-name="T8">=</text:span> <text:s/><text:span text:style-name="T10">4096</text:span><text:span text:style-name="T9">;</text:span> <text:s text:c="15"/><text:span text:style-name="T7">// readings from the bottons will be scaled to this range</text:span></text:p>
            <text:p text:style-name="P7"><text:soft-page-break/><text:span text:style-name="T5">const</text:span> <text:span text:style-name="T5">int</text:span> MIN_POT <text:s text:c="2"/><text:span text:style-name="T8">=</text:span> <text:s text:c="4"/><text:span text:style-name="T10">0</text:span><text:span text:style-name="T9">;</text:span></text:p>
            <text:p text:style-name="P7"><text:span text:style-name="T5">const</text:span> <text:span text:style-name="T5">int</text:span> LIMIT_POT <text:span text:style-name="T8">=</text:span> <text:span text:style-name="T10">4096</text:span><text:span text:style-name="T9">;</text:span></text:p>
            <text:p text:style-name="P3"/>
            <text:p text:style-name="P7"><text:span text:style-name="T5">const</text:span> <text:span text:style-name="T5">int</text:span> MAX_SENSORS <text:span text:style-name="T8">=</text:span> <text:span text:style-name="T10">180</text:span><text:span text:style-name="T9">;</text:span> <text:s text:c="15"/><text:span text:style-name="T7">// sensors send angles in this range throught the XBees</text:span></text:p>
            <text:p text:style-name="P7"><text:span text:style-name="T5">const</text:span> <text:span text:style-name="T5">int</text:span> MIN_SENSORS <text:span text:style-name="T8">=</text:span> <text:span text:style-name="T10">0</text:span><text:span text:style-name="T9">;</text:span></text:p>
            <text:p text:style-name="P3"/>
            <text:p text:style-name="P7"><text:span text:style-name="T5">int</text:span> footswitch_detect<text:span text:style-name="T9">;</text:span> <text:s text:c="21"/><text:span text:style-name="T7">// variables to fascilitate the toggle</text:span></text:p>
            <text:p text:style-name="P7"><text:span text:style-name="T5">int</text:span> footswitch_detect_last<text:span text:style-name="T9">;</text:span></text:p>
            <text:p text:style-name="P7"><text:span text:style-name="T5">int</text:span> footswitch_detect_previous<text:span text:style-name="T9">;</text:span></text:p>
            <text:p text:style-name="P3"/>
            <text:p text:style-name="P7"><text:span text:style-name="T5">int</text:span> save_button_detect<text:span text:style-name="T9">;</text:span> <text:s text:c="20"/><text:span text:style-name="T7">// currently not used</text:span></text:p>
            <text:p text:style-name="P7"><text:span text:style-name="T5">int</text:span> save_button_press_time<text:span text:style-name="T9">;</text:span></text:p>
            <text:p text:style-name="P7">boolean save_button_pressed<text:span text:style-name="T9">;</text:span></text:p>
            <text:p text:style-name="P3"/>
            <text:p text:style-name="P7"><text:span text:style-name="T5">int</text:span> footswitch_mode <text:span text:style-name="T8">=</text:span> STANDBY1_MODE<text:span text:style-name="T9">;</text:span> <text:s text:c="7"/><text:span text:style-name="T7">// instantiate footswitch_mode to STANDBY1_MODE</text:span></text:p>
            <text:p text:style-name="P3"/>
            <text:p text:style-name="P7"><text:span text:style-name="T5">int</text:span> last_debounce_time <text:span text:style-name="T8">=</text:span> <text:span text:style-name="T10">0</text:span><text:span text:style-name="T9">;</text:span> <text:s text:c="16"/><text:span text:style-name="T7">// variables to fascilitate debouncing</text:span></text:p>
            <text:p text:style-name="P7"><text:span text:style-name="T5">int</text:span> last_update_time <text:span text:style-name="T8">=</text:span> <text:span text:style-name="T10">0</text:span><text:span text:style-name="T9">;</text:span></text:p>
            <text:p text:style-name="P3"/>
            <text:p text:style-name="P7"><text:span text:style-name="T5">int</text:span> p0 <text:span text:style-name="T8">=</text:span> <text:span text:style-name="T10">0</text:span><text:span text:style-name="T8">,</text:span> p1 <text:span text:style-name="T8">=</text:span> <text:span text:style-name="T10">0</text:span><text:span text:style-name="T8">,</text:span> p2 <text:span text:style-name="T8">=</text:span> <text:span text:style-name="T10">0</text:span><text:span text:style-name="T9">;</text:span> <text:s text:c="16"/><text:span text:style-name="T7">// parameters to be used by the code to apply effects accordingly</text:span></text:p>
            <text:p text:style-name="P7"><text:span text:style-name="T5">int</text:span> p0_old<text:span text:style-name="T8">,</text:span> p1_old<text:span text:style-name="T8">,</text:span> p2_old<text:span text:style-name="T9">;</text:span></text:p>
            <text:p text:style-name="P7"><text:span text:style-name="T5">int</text:span> MEMORYPOTMOD0 <text:span text:style-name="T8">=</text:span> <text:span text:style-name="T10">0</text:span><text:span text:style-name="T8">,</text:span> MEMORYPOTMOD1 <text:span text:style-name="T8">=</text:span> <text:span text:style-name="T10">0</text:span><text:span text:style-name="T8">,</text:span> MEMORYPOTMOD2 <text:span text:style-name="T8">=</text:span> <text:span text:style-name="T10">0</text:span><text:span text:style-name="T9">;</text:span></text:p>
            <text:p text:style-name="P3"/>
            <text:p text:style-name="P3"/>
            <text:p text:style-name="P3"/>
            <text:p text:style-name="P11">// Variables needed for the comunication with the ArduinoNano who is sending information in Serial Port</text:p>
            <text:p text:style-name="P3"/>
            <text:p text:style-name="P7">byte incomingByte<text:span text:style-name="T9">;</text:span> <text:s text:c="5"/><text:span text:style-name="T7">//Bytes that are going to be used to add them and to see if there is any header between they two.</text:span></text:p>
            <text:p text:style-name="P7">byte lastByte<text:span text:style-name="T9">;</text:span> <text:s text:c="9"/><text:span text:style-name="T7">// This will be just the byte before incomingByte</text:span></text:p>
            <text:p text:style-name="P3"/>
            <text:p text:style-name="P3"/>
            <text:p text:style-name="P11">// Variables to assemble 16-bits ints from bytes received form the Arduino Nano through the XBees</text:p>
            <text:p text:style-name="P7"><text:span text:style-name="T7">// </text:span><text:span text:style-name="T11">!!!</text:span><text:span text:style-name="T7"> Note that int on an Arduino DUE is 32-bit but in many other smaller Arduinos it is 16-bit</text:span></text:p>
            <text:p text:style-name="P11">// Thus to avoid negative-wrapping-around-to-positive, use int16_t for all int variables in this program</text:p>
            <text:p text:style-name="P7">int16_t currentInt<text:span text:style-name="T9">;</text:span> <text:s text:c="2"/></text:p>
            <text:p text:style-name="P7">int16_t int1<text:span text:style-name="T9">;</text:span></text:p>
            <text:p text:style-name="P7">byte byteArray<text:span text:style-name="T8">[</text:span><text:span text:style-name="T10">3</text:span><text:span text:style-name="T8">]</text:span><text:span text:style-name="T9">;</text:span></text:p>
            <text:p text:style-name="P7">int16_t angles<text:span text:style-name="T8">[</text:span><text:span text:style-name="T10">3</text:span><text:span text:style-name="T8">]</text:span><text:span text:style-name="T9">;</text:span> <text:s text:c="5"/><text:span text:style-name="T7">// the three angles read by the sensor as received from XBees</text:span></text:p>
            <text:p text:style-name="P7">int16_t mask<text:span text:style-name="T9">;</text:span></text:p>
            <text:p text:style-name="P3"/>
            <text:p text:style-name="P3"/>
            <text:p text:style-name="P3"/>
            <text:p text:style-name="P7"><text:span text:style-name="T5">void</text:span> setup<text:span text:style-name="T8">()</text:span></text:p>
            <text:p text:style-name="P13">{</text:p>
            <text:p text:style-name="P3"/>
            <text:p text:style-name="P7"><text:s text:c="2"/><text:span text:style-name="T7">//Configuration from the original effect from pedalShield</text:span></text:p>
            <text:p text:style-name="P3"/>
            <text:p text:style-name="P7"><text:s text:c="2"/><text:span text:style-name="T7">//ADC Configuration</text:span></text:p>
            <text:p text:style-name="P7"><text:s text:c="2"/>ADC<text:span text:style-name="T8">-&gt;</text:span>ADC_MR <text:span text:style-name="T8">|=</text:span> <text:span text:style-name="T12">0x80</text:span><text:span text:style-name="T9">;</text:span> <text:s text:c="13"/><text:span text:style-name="T7">// DAC in free running mode.</text:span></text:p>
            <text:p text:style-name="P7"><text:s text:c="2"/>ADC<text:span text:style-name="T8">-&gt;</text:span>ADC_CR <text:span text:style-name="T8">=</text:span> <text:span text:style-name="T10">2</text:span><text:span text:style-name="T9">;</text:span> <text:s text:c="17"/><text:span text:style-name="T7">// Starts ADC conversion.</text:span></text:p>
            <text:p text:style-name="P7"><text:s text:c="2"/>ADC<text:span text:style-name="T8">-&gt;</text:span>ADC_CHER <text:span text:style-name="T8">=</text:span> <text:span text:style-name="T12">0xFFFF</text:span><text:span text:style-name="T9">;</text:span> <text:s text:c="10"/><text:span text:style-name="T7">// Enable all ADC channels</text:span></text:p>
            <text:p text:style-name="P3"/>
            <text:p text:style-name="P7"><text:s text:c="2"/><text:span text:style-name="T7">//DAC Configuration</text:span></text:p>
            <text:p text:style-name="P7"><text:s text:c="2"/>analogWrite<text:span text:style-name="T8">(</text:span>DAC0<text:span text:style-name="T8">,</text:span> <text:span text:style-name="T10">0</text:span><text:span text:style-name="T8">)</text:span><text:span text:style-name="T9">;</text:span> <text:s text:c="12"/><text:span text:style-name="T7">// Enables DAC0</text:span></text:p>
            <text:p text:style-name="P7"><text:s text:c="2"/>analogWrite<text:span text:style-name="T8">(</text:span>DAC1<text:span text:style-name="T8">,</text:span> <text:span text:style-name="T10">0</text:span><text:span text:style-name="T8">)</text:span><text:span text:style-name="T9">;</text:span> <text:s text:c="12"/><text:span text:style-name="T7">// Enables DAC1</text:span></text:p>
            <text:p text:style-name="P3"><text:soft-page-break/></text:p>
            <text:p text:style-name="P7"><text:s text:c="2"/><text:span text:style-name="T7">// We are going to read from the FootSwitch to make our 3 modes.</text:span></text:p>
            <text:p text:style-name="P3"/>
            <text:p text:style-name="P7"><text:s text:c="2"/>pinMode<text:span text:style-name="T8">(</text:span>FOOTSWITCH<text:span text:style-name="T8">,</text:span> INPUT<text:span text:style-name="T8">)</text:span><text:span text:style-name="T9">;</text:span> <text:s text:c="6"/><text:span text:style-name="T7">// Enables to read from the footswitch</text:span></text:p>
            <text:p text:style-name="P7"><text:s text:c="2"/><text:span text:style-name="T7">// pinMode(SAVE_BUTTON, INPUT);</text:span></text:p>
            <text:p text:style-name="P7"><text:s text:c="2"/>pinMode<text:span text:style-name="T8">(</text:span>LED<text:span text:style-name="T8">,</text:span> OUTPUT<text:span text:style-name="T8">)</text:span><text:span text:style-name="T9">;</text:span></text:p>
            <text:p text:style-name="P3"/>
            <text:p text:style-name="P7"><text:s text:c="2"/><text:span text:style-name="T7">// record the state of the footswitch when turned on</text:span></text:p>
            <text:p text:style-name="P3"/>
            <text:p text:style-name="P7"><text:s text:c="2"/><text:span text:style-name="T7">/*HERE WE SHOULD DETECT IF HI IS ALEREADY IN BYPASSMODE OR NOT. AND THEN START FROM HIS ORIGINAL STATE</text:span></text:p>
            <text:p text:style-name="P11">  *******************************************************************************************************/</text:p>
            <text:p text:style-name="P7"><text:s text:c="2"/>footswitch_mode <text:span text:style-name="T8">=</text:span> digitalRead<text:span text:style-name="T8">(</text:span>FOOTSWITCH<text:span text:style-name="T8">)</text:span><text:span text:style-name="T9">;</text:span></text:p>
            <text:p text:style-name="P7"><text:s text:c="2"/>footswitch_detect_last <text:span text:style-name="T8">=</text:span> digitalRead<text:span text:style-name="T8">(</text:span>FOOTSWITCH<text:span text:style-name="T8">)</text:span><text:span text:style-name="T9">;</text:span></text:p>
            <text:p text:style-name="P7"><text:s text:c="2"/>footswitch_detect_previous <text:span text:style-name="T8">=</text:span> footswitch_detect_last<text:span text:style-name="T9">;</text:span></text:p>
            <text:p text:style-name="P3"/>
            <text:p text:style-name="P7"><text:s text:c="2"/><text:span text:style-name="T7">//Screen (add description and comments)</text:span></text:p>
            <text:p text:style-name="P3"/>
            <text:p text:style-name="P7"><text:s text:c="2"/>tft<text:span text:style-name="T8">.</text:span>initR<text:span text:style-name="T8">(</text:span>INITR_BLACKTAB<text:span text:style-name="T8">)</text:span><text:span text:style-name="T9">;</text:span></text:p>
            <text:p text:style-name="P7"><text:s text:c="2"/>tft<text:span text:style-name="T8">.</text:span>fillScreen<text:span text:style-name="T8">(</text:span>ST7735_BLACK<text:span text:style-name="T8">)</text:span><text:span text:style-name="T9">;</text:span></text:p>
            <text:p text:style-name="P3"/>
            <text:p text:style-name="P11">// Here we set the screen parameters: orientation, text size, color and text display</text:p>
            <text:p text:style-name="P7"><text:s text:c="2"/>tft<text:span text:style-name="T8">.</text:span>setRotation<text:span text:style-name="T8">(-</text:span><text:span text:style-name="T10">1</text:span><text:span text:style-name="T8">)</text:span><text:span text:style-name="T9">;</text:span> <text:s text:c="12"/></text:p>
            <text:p text:style-name="P7"><text:s text:c="2"/>tft<text:span text:style-name="T8">.</text:span>setTextSize<text:span text:style-name="T8">(</text:span><text:span text:style-name="T10">2</text:span><text:span text:style-name="T8">)</text:span><text:span text:style-name="T9">;</text:span></text:p>
            <text:p text:style-name="P7"><text:s text:c="2"/>tft<text:span text:style-name="T8">.</text:span>fillScreen<text:span text:style-name="T8">(</text:span>ST7735_WHITE<text:span text:style-name="T8">)</text:span><text:span text:style-name="T9">;</text:span></text:p>
            <text:p text:style-name="P7"><text:s text:c="2"/>tft<text:span text:style-name="T8">.</text:span>setTextColor<text:span text:style-name="T8">(</text:span>ST7735_RED<text:span text:style-name="T8">)</text:span><text:span text:style-name="T9">;</text:span></text:p>
            <text:p text:style-name="P7"><text:s text:c="2"/>tft<text:span text:style-name="T8">.</text:span>println<text:span text:style-name="T8">(</text:span><text:span text:style-name="T4">"</text:span><text:span text:style-name="T13">*Distortion*</text:span><text:span text:style-name="T4">"</text:span><text:span text:style-name="T8">)</text:span><text:span text:style-name="T9">;</text:span></text:p>
            <text:p text:style-name="P7"><text:s text:c="2"/>tft<text:span text:style-name="T8">.</text:span>println<text:span text:style-name="T8">(</text:span><text:span text:style-name="T4">""</text:span><text:span text:style-name="T8">)</text:span><text:span text:style-name="T9">;</text:span></text:p>
            <text:p text:style-name="P7"><text:s text:c="2"/>tft<text:span text:style-name="T8">.</text:span>println<text:span text:style-name="T8">(</text:span><text:span text:style-name="T4">"</text:span><text:span text:style-name="T13"> <text:s text:c="9"/>P1</text:span><text:span text:style-name="T4">"</text:span><text:span text:style-name="T8">)</text:span><text:span text:style-name="T9">;</text:span></text:p>
            <text:p text:style-name="P7"><text:s text:c="2"/>tft<text:span text:style-name="T8">.</text:span>println<text:span text:style-name="T8">(</text:span><text:span text:style-name="T4">""</text:span><text:span text:style-name="T8">)</text:span><text:span text:style-name="T9">;</text:span></text:p>
            <text:p text:style-name="P7"><text:s text:c="2"/>tft<text:span text:style-name="T8">.</text:span>println<text:span text:style-name="T8">(</text:span><text:span text:style-name="T4">"</text:span><text:span text:style-name="T13"> <text:s text:c="9"/>P2</text:span><text:span text:style-name="T4">"</text:span><text:span text:style-name="T8">)</text:span><text:span text:style-name="T9">;</text:span></text:p>
            <text:p text:style-name="P7"><text:s text:c="2"/>tft<text:span text:style-name="T8">.</text:span>println<text:span text:style-name="T8">(</text:span><text:span text:style-name="T4">""</text:span><text:span text:style-name="T8">)</text:span><text:span text:style-name="T9">;</text:span></text:p>
            <text:p text:style-name="P7"><text:s text:c="2"/>tft<text:span text:style-name="T8">.</text:span>println<text:span text:style-name="T8">(</text:span><text:span text:style-name="T4">"</text:span><text:span text:style-name="T13"> <text:s text:c="9"/>P3</text:span><text:span text:style-name="T4">"</text:span><text:span text:style-name="T8">)</text:span><text:span text:style-name="T9">;</text:span></text:p>
            <text:p text:style-name="P3"/>
            <text:p text:style-name="P3"/>
            <text:p text:style-name="P7"><text:s text:c="2"/>p0_old <text:span text:style-name="T8">=</text:span> p0<text:span text:style-name="T9">;</text:span></text:p>
            <text:p text:style-name="P7"><text:s text:c="2"/>p1_old <text:span text:style-name="T8">=</text:span> p1<text:span text:style-name="T9">;</text:span></text:p>
            <text:p text:style-name="P7"><text:s text:c="2"/>p2_old <text:span text:style-name="T8">=</text:span> p2<text:span text:style-name="T9">;</text:span></text:p>
            <text:p text:style-name="P3"/>
            <text:p text:style-name="P3"/>
            <text:p text:style-name="P7"><text:s text:c="2"/><text:span text:style-name="T7">// Initialize the Serial ports for message transmissions</text:span></text:p>
            <text:p text:style-name="P7"><text:s text:c="2"/>Serial<text:span text:style-name="T8">.</text:span>begin<text:span text:style-name="T8">(</text:span><text:span text:style-name="T10">57600</text:span><text:span text:style-name="T8">)</text:span><text:span text:style-name="T9">;</text:span> <text:s text:c="18"/><text:span text:style-name="T7">//Initialize the port for comunication with the PC to send messages useful for coding (Serial)</text:span></text:p>
            <text:p text:style-name="P7"><text:s text:c="2"/>Serial1<text:span text:style-name="T8">.</text:span>begin<text:span text:style-name="T8">(</text:span><text:span text:style-name="T10">57600</text:span><text:span text:style-name="T8">)</text:span><text:span text:style-name="T9">;</text:span> <text:s text:c="17"/><text:span text:style-name="T7">//Initialize the port for comunication with the XBee (Serial1)</text:span></text:p>
            <text:p text:style-name="P3"/>
            <text:p text:style-name="P7"><text:s text:c="2"/><text:span text:style-name="T7">// From XBee</text:span></text:p>
            <text:p text:style-name="P7"><text:s text:c="2"/>lastByte <text:span text:style-name="T8">=</text:span> <text:span text:style-name="T8">(</text:span>byte<text:span text:style-name="T8">)</text:span><text:span text:style-name="T10">0</text:span><text:span text:style-name="T9">;</text:span> <text:s text:c="4"/><text:span text:style-name="T7">// We inicialize the lastBythe with 0 so it can make its first comparison.</text:span></text:p>
            <text:p text:style-name="P3"/>
            <text:p text:style-name="P13">}</text:p>
            <text:p text:style-name="P3"/>
            <text:p text:style-name="P7"><text:span text:style-name="T5">void</text:span> loop<text:span text:style-name="T8">()</text:span></text:p>
            <text:p text:style-name="P13">{</text:p>
            <text:p text:style-name="P3"/>
            <text:p text:style-name="P7"><text:s text:c="2"/>readFootSwitch<text:span text:style-name="T8">()</text:span><text:span text:style-name="T9">;</text:span> <text:s text:c="33"/><text:span text:style-name="T7">//We read the FootWwitch State and we see if it's pressed.</text:span></text:p>
            <text:p text:style-name="P7"><text:s text:c="2"/>updateScreen<text:span text:style-name="T8">()</text:span><text:span text:style-name="T9">;</text:span> <text:s text:c="35"/><text:span text:style-name="T7">//We upload the screen information</text:span></text:p>
            <text:p text:style-name="P7"><text:s text:c="2"/><text:span text:style-name="T7">// readSaveButton();</text:span></text:p>
            <text:p text:style-name="P3"/>
            <text:p text:style-name="P7"><text:s text:c="2"/><text:span text:style-name="T7">// From the original effect code</text:span></text:p>
            <text:p text:style-name="P3"/>
            <text:p text:style-name="P7"><text:soft-page-break/><text:s text:c="2"/><text:span text:style-name="T7">// Read the ADCs</text:span></text:p>
            <text:p text:style-name="P7"><text:s text:c="2"/><text:span text:style-name="T5">while</text:span> <text:span text:style-name="T8">((</text:span>ADC<text:span text:style-name="T8">-&gt;</text:span>ADC_ISR <text:span text:style-name="T8">&amp;</text:span> <text:span text:style-name="T12">0x1CC0</text:span><text:span text:style-name="T8">)</text:span> <text:span text:style-name="T8">!=</text:span> <text:span text:style-name="T12">0x1CC0</text:span><text:span text:style-name="T8">)</text:span><text:span text:style-name="T9">;</text:span> <text:span text:style-name="T7">// wait for ADC 0, 1, 8, 9, 10 conversion complete.</text:span></text:p>
            <text:p text:style-name="P7"><text:s text:c="2"/>in_ADC0 <text:span text:style-name="T8">=</text:span> ADC<text:span text:style-name="T8">-&gt;</text:span>ADC_CDR<text:span text:style-name="T8">[</text:span><text:span text:style-name="T10">7</text:span><text:span text:style-name="T8">]</text:span><text:span text:style-name="T9">;</text:span> <text:s text:c="12"/><text:span text:style-name="T7">// read data from ADC0</text:span></text:p>
            <text:p text:style-name="P7"><text:s text:c="2"/>in_ADC1 <text:span text:style-name="T8">=</text:span> ADC<text:span text:style-name="T8">-&gt;</text:span>ADC_CDR<text:span text:style-name="T8">[</text:span><text:span text:style-name="T10">6</text:span><text:span text:style-name="T8">]</text:span><text:span text:style-name="T9">;</text:span> <text:s text:c="12"/><text:span text:style-name="T7">// read data from ADC1</text:span></text:p>
            <text:p text:style-name="P3"/>
            <text:p text:style-name="P3"/>
            <text:p text:style-name="P7"><text:s text:c="2"/><text:span text:style-name="T7">// POT0=ADC-&gt;ADC_CDR[10]; <text:s text:c="16"/>// read data from ADC8</text:span></text:p>
            <text:p text:style-name="P7"><text:s text:c="2"/><text:span text:style-name="T7">// POT1=ADC-&gt;ADC_CDR[11]; <text:s text:c="16"/>// read data from ADC9</text:span></text:p>
            <text:p text:style-name="P7"><text:s text:c="2"/><text:span text:style-name="T7">// POT2=ADC-&gt;ADC_CDR[12]; <text:s text:c="16"/>// read data from ADC10</text:span></text:p>
            <text:p text:style-name="P3"/>
            <text:p text:style-name="P3"/>
            <text:p text:style-name="P7"><text:s text:c="2"/><text:span text:style-name="T7">// Changing the parameters values depending of the mode</text:span></text:p>
            <text:p text:style-name="P3"/>
            <text:p text:style-name="P7"><text:s text:c="2"/><text:span text:style-name="T5">switch</text:span> <text:span text:style-name="T8">(</text:span>footswitch_mode<text:span text:style-name="T8">)</text:span> <text:span text:style-name="T9">{</text:span></text:p>
            <text:p text:style-name="P7"><text:s text:c="4"/><text:span text:style-name="T5">case </text:span><text:span text:style-name="T14">STANDBY1_MODE</text:span><text:span text:style-name="T15">:</text:span></text:p>
            <text:p text:style-name="P7"><text:s text:c="4"/><text:span text:style-name="T5">case </text:span><text:span text:style-name="T14">STANDBY2_MODE</text:span><text:span text:style-name="T15">:</text:span></text:p>
            <text:p text:style-name="P7"><text:s text:c="6"/>Serial<text:span text:style-name="T8">.</text:span>print<text:span text:style-name="T8">(</text:span><text:span text:style-name="T4">"</text:span><text:span text:style-name="T13">Standby Mode </text:span><text:span text:style-name="T4">"</text:span><text:span text:style-name="T8">)</text:span><text:span text:style-name="T9">;</text:span></text:p>
            <text:p text:style-name="P7"><text:s text:c="6"/><text:span text:style-name="T5">break</text:span><text:span text:style-name="T9">;</text:span></text:p>
            <text:p text:style-name="P7"><text:s text:c="4"/><text:span text:style-name="T5">case </text:span><text:span text:style-name="T14">BUTTON_MODE</text:span><text:span text:style-name="T15">:</text:span></text:p>
            <text:p text:style-name="P7"><text:s text:c="6"/>Serial<text:span text:style-name="T8">.</text:span>print<text:span text:style-name="T8">(</text:span><text:span text:style-name="T4">"</text:span><text:span text:style-name="T13">Button Mode: </text:span><text:span text:style-name="T4">"</text:span><text:span text:style-name="T8">)</text:span><text:span text:style-name="T9">;</text:span></text:p>
            <text:p text:style-name="P7"><text:s text:c="6"/>readPotentiometer<text:span text:style-name="T8">()</text:span><text:span text:style-name="T9">;</text:span></text:p>
            <text:p text:style-name="P7"><text:s text:c="6"/><text:span text:style-name="T5">break</text:span><text:span text:style-name="T9">;</text:span></text:p>
            <text:p text:style-name="P3"/>
            <text:p text:style-name="P7"><text:s text:c="4"/><text:span text:style-name="T5">case </text:span><text:span text:style-name="T14">SENSOR_MODE</text:span><text:span text:style-name="T15">:</text:span></text:p>
            <text:p text:style-name="P7"><text:s text:c="6"/>Serial<text:span text:style-name="T8">.</text:span>print<text:span text:style-name="T8">(</text:span><text:span text:style-name="T4">"</text:span><text:span text:style-name="T13">Sensor Mode: </text:span><text:span text:style-name="T4">"</text:span><text:span text:style-name="T8">)</text:span><text:span text:style-name="T9">;</text:span></text:p>
            <text:p text:style-name="P7"><text:s text:c="6"/>readSensor<text:span text:style-name="T8">()</text:span><text:span text:style-name="T9">;</text:span></text:p>
            <text:p text:style-name="P7"><text:s text:c="6"/><text:span text:style-name="T5">break</text:span><text:span text:style-name="T9">;</text:span></text:p>
            <text:p text:style-name="P3"/>
            <text:p text:style-name="P7"><text:span text:style-name="T15">    </text:span><text:span text:style-name="T5">default</text:span><text:span text:style-name="T15">:</text:span></text:p>
            <text:p text:style-name="P7"><text:s text:c="6"/>Serial<text:span text:style-name="T8">.</text:span>print<text:span text:style-name="T8">(</text:span><text:span text:style-name="T4">"</text:span><text:span text:style-name="T13">Invalid state </text:span><text:span text:style-name="T4">"</text:span><text:span text:style-name="T8">)</text:span><text:span text:style-name="T9">;</text:span></text:p>
            <text:p text:style-name="P7"><text:s text:c="2"/><text:span text:style-name="T9">}</text:span></text:p>
            <text:p text:style-name="P3"/>
            <text:p text:style-name="P3"/>
            <text:p text:style-name="P7"><text:s text:c="2"/><text:span text:style-name="T7">// We display the parameters values on the computer screen</text:span></text:p>
            <text:p text:style-name="P7"><text:s text:c="2"/>Serial<text:span text:style-name="T8">.</text:span>print<text:span text:style-name="T8">(</text:span>p0<text:span text:style-name="T8">)</text:span><text:span text:style-name="T9">;</text:span></text:p>
            <text:p text:style-name="P7"><text:s text:c="2"/>Serial<text:span text:style-name="T8">.</text:span>print<text:span text:style-name="T8">(</text:span><text:span text:style-name="T4">"</text:span><text:span text:style-name="T13">|</text:span><text:span text:style-name="T4">"</text:span><text:span text:style-name="T8">)</text:span><text:span text:style-name="T9">;</text:span></text:p>
            <text:p text:style-name="P7"><text:s text:c="2"/>Serial<text:span text:style-name="T8">.</text:span>print<text:span text:style-name="T8">(</text:span>p1<text:span text:style-name="T8">)</text:span><text:span text:style-name="T9">;</text:span></text:p>
            <text:p text:style-name="P7"><text:s text:c="2"/>Serial<text:span text:style-name="T8">.</text:span>print<text:span text:style-name="T8">(</text:span><text:span text:style-name="T4">"</text:span><text:span text:style-name="T13">|</text:span><text:span text:style-name="T4">"</text:span><text:span text:style-name="T8">)</text:span><text:span text:style-name="T9">;</text:span></text:p>
            <text:p text:style-name="P7"><text:s text:c="2"/>Serial<text:span text:style-name="T8">.</text:span>print<text:span text:style-name="T8">(</text:span>p2<text:span text:style-name="T8">)</text:span><text:span text:style-name="T9">;</text:span></text:p>
            <text:p text:style-name="P7"><text:s text:c="2"/>Serial<text:span text:style-name="T8">.</text:span>print<text:span text:style-name="T8">(</text:span><text:span text:style-name="T4">"</text:span><text:span text:style-name="T13">|</text:span><text:span text:style-name="T4">"</text:span><text:span text:style-name="T8">)</text:span><text:span text:style-name="T9">;</text:span></text:p>
            <text:p text:style-name="P3"/>
            <text:p text:style-name="P7"><text:s text:c="2"/>Serial<text:span text:style-name="T8">.</text:span>println<text:span text:style-name="T8">(</text:span><text:span text:style-name="T4">""</text:span><text:span text:style-name="T8">)</text:span><text:span text:style-name="T9">;</text:span></text:p>
            <text:p text:style-name="P3"/>
            <text:p text:style-name="P7"><text:s text:c="2"/><text:span text:style-name="T7">// Code for the effect 'distortion' - distortion does not use parameter p1</text:span></text:p>
            <text:p text:style-name="P7"><text:s text:c="2"/><text:span text:style-name="T7">// Code from the original effect: This is the effect, taking the parameters p0, p1 and p2</text:span></text:p>
            <text:p text:style-name="P7"><text:s text:c="2"/>upper_threshold <text:span text:style-name="T8">=</text:span> map<text:span text:style-name="T8">(</text:span>p0<text:span text:style-name="T8">,</text:span> <text:span text:style-name="T10">0</text:span><text:span text:style-name="T8">,</text:span> <text:span text:style-name="T10">4095</text:span><text:span text:style-name="T8">,</text:span> <text:span text:style-name="T10">4095</text:span><text:span text:style-name="T8">,</text:span> <text:span text:style-name="T10">2047</text:span><text:span text:style-name="T8">)</text:span><text:span text:style-name="T9">;</text:span></text:p>
            <text:p text:style-name="P7"><text:s text:c="2"/>lower_threshold <text:span text:style-name="T8">=</text:span> map<text:span text:style-name="T8">(</text:span>p0<text:span text:style-name="T8">,</text:span> <text:span text:style-name="T10">0</text:span><text:span text:style-name="T8">,</text:span> <text:span text:style-name="T10">4095</text:span><text:span text:style-name="T8">,</text:span> <text:span text:style-name="T10">0000</text:span><text:span text:style-name="T8">,</text:span> <text:span text:style-name="T10">2047</text:span><text:span text:style-name="T8">)</text:span><text:span text:style-name="T9">;</text:span></text:p>
            <text:p text:style-name="P3"/>
            <text:p text:style-name="P7"><text:s text:c="2"/><text:span text:style-name="T5">if</text:span> <text:span text:style-name="T8">(</text:span>in_ADC0 <text:span text:style-name="T8">&gt;=</text:span> upper_threshold<text:span text:style-name="T8">)</text:span> in_ADC0 <text:span text:style-name="T8">=</text:span> upper_threshold<text:span text:style-name="T9">;</text:span></text:p>
            <text:p text:style-name="P7"><text:s text:c="2"/><text:span text:style-name="T5">else</text:span> <text:span text:style-name="T5">if</text:span> <text:span text:style-name="T8">(</text:span>in_ADC0 <text:span text:style-name="T8">&lt;</text:span> lower_threshold<text:span text:style-name="T8">)</text:span> <text:s/>in_ADC0 <text:span text:style-name="T8">=</text:span> lower_threshold<text:span text:style-name="T9">;</text:span></text:p>
            <text:p text:style-name="P3"/>
            <text:p text:style-name="P7"><text:s text:c="2"/><text:span text:style-name="T5">if</text:span> <text:span text:style-name="T8">(</text:span>in_ADC1 <text:span text:style-name="T8">&gt;=</text:span> upper_threshold<text:span text:style-name="T8">)</text:span> in_ADC1 <text:span text:style-name="T8">=</text:span> upper_threshold<text:span text:style-name="T9">;</text:span></text:p>
            <text:p text:style-name="P7"><text:s text:c="2"/><text:span text:style-name="T5">else</text:span> <text:span text:style-name="T5">if</text:span> <text:span text:style-name="T8">(</text:span>in_ADC1 <text:span text:style-name="T8">&lt;</text:span> lower_threshold<text:span text:style-name="T8">)</text:span> <text:s/>in_ADC1 <text:span text:style-name="T8">=</text:span> lower_threshold<text:span text:style-name="T9">;</text:span></text:p>
            <text:p text:style-name="P3"/>
            <text:p text:style-name="P7"><text:s text:c="2"/><text:span text:style-name="T7">//adjust the volume with POT2</text:span></text:p>
            <text:p text:style-name="P7"><text:s text:c="2"/>out_DAC0 <text:span text:style-name="T8">=</text:span> map<text:span text:style-name="T8">(</text:span>in_ADC0<text:span text:style-name="T8">,</text:span> <text:span text:style-name="T10">0</text:span><text:span text:style-name="T8">,</text:span> <text:span text:style-name="T10">4095</text:span><text:span text:style-name="T8">,</text:span> <text:span text:style-name="T10">1</text:span><text:span text:style-name="T8">,</text:span> p2<text:span text:style-name="T8">)</text:span><text:span text:style-name="T9">;</text:span></text:p>
            <text:p text:style-name="P7"><text:s text:c="2"/>out_DAC1 <text:span text:style-name="T8">=</text:span> map<text:span text:style-name="T8">(</text:span>in_ADC1<text:span text:style-name="T8">,</text:span> <text:span text:style-name="T10">0</text:span><text:span text:style-name="T8">,</text:span> <text:span text:style-name="T10">4095</text:span><text:span text:style-name="T8">,</text:span> <text:span text:style-name="T10">1</text:span><text:span text:style-name="T8">,</text:span> p2<text:span text:style-name="T8">)</text:span><text:span text:style-name="T9">;</text:span></text:p>
            <text:p text:style-name="P3"/>
            <text:p text:style-name="P7"><text:s text:c="2"/><text:span text:style-name="T7">//Write the DACs</text:span></text:p>
            <text:p text:style-name="P7"><text:s text:c="2"/>dacc_set_channel_selection<text:span text:style-name="T8">(</text:span>DACC_INTERFACE<text:span text:style-name="T8">,</text:span> <text:span text:style-name="T10">0</text:span><text:span text:style-name="T8">)</text:span><text:span text:style-name="T9">;</text:span> <text:s text:c="9"/><text:span text:style-name="T7">//select DAC channel 0</text:span></text:p>
            <text:p text:style-name="P7"><text:s text:c="2"/>dacc_write_conversion_data<text:span text:style-name="T8">(</text:span>DACC_INTERFACE<text:span text:style-name="T8">,</text:span> out_DAC0<text:span text:style-name="T8">)</text:span><text:span text:style-name="T9">;</text:span> <text:s text:c="2"/><text:span text:style-name="T7">//write on DAC</text:span></text:p>
            <text:p text:style-name="P7"><text:soft-page-break/><text:s text:c="2"/>dacc_set_channel_selection<text:span text:style-name="T8">(</text:span>DACC_INTERFACE<text:span text:style-name="T8">,</text:span> <text:span text:style-name="T10">1</text:span><text:span text:style-name="T8">)</text:span><text:span text:style-name="T9">;</text:span> <text:s text:c="9"/><text:span text:style-name="T7">//select DAC channel 1</text:span></text:p>
            <text:p text:style-name="P7"><text:s text:c="2"/>dacc_write_conversion_data<text:span text:style-name="T8">(</text:span>DACC_INTERFACE<text:span text:style-name="T8">,</text:span> out_DAC1<text:span text:style-name="T8">)</text:span><text:span text:style-name="T9">;</text:span> <text:s text:c="2"/><text:span text:style-name="T7">//write on DAC</text:span></text:p>
            <text:p text:style-name="P13">}</text:p>
            <text:p text:style-name="P3"/>
            <text:p text:style-name="P3"/>
            <text:p text:style-name="P3"/>
            <text:p text:style-name="P11">// reading the FOOTSWITCH on the pedalShield and implement a debouncing mechanism</text:p>
            <text:p text:style-name="P7"><text:span text:style-name="T5">void</text:span> readFootSwitch<text:span text:style-name="T8">()</text:span> <text:span text:style-name="T9">{</text:span></text:p>
            <text:p text:style-name="P7"><text:s text:c="2"/>footswitch_detect <text:span text:style-name="T8">=</text:span> digitalRead<text:span text:style-name="T8">(</text:span>FOOTSWITCH<text:span text:style-name="T8">)</text:span><text:span text:style-name="T9">;</text:span></text:p>
            <text:p text:style-name="P3"/>
            <text:p text:style-name="P7"><text:s text:c="2"/><text:span text:style-name="T5">if</text:span> <text:span text:style-name="T8">(</text:span>footswitch_detect <text:span text:style-name="T8">!=</text:span> footswitch_detect_last<text:span text:style-name="T8">)</text:span> <text:span text:style-name="T9">{</text:span></text:p>
            <text:p text:style-name="P7"><text:s text:c="4"/>last_debounce_time <text:span text:style-name="T8">=</text:span> millis<text:span text:style-name="T8">()</text:span><text:span text:style-name="T9">;</text:span></text:p>
            <text:p text:style-name="P7"><text:s text:c="2"/><text:span text:style-name="T9">}</text:span></text:p>
            <text:p text:style-name="P3"/>
            <text:p text:style-name="P7"><text:s text:c="2"/><text:span text:style-name="T5">if</text:span> <text:span text:style-name="T8">(</text:span>footswitch_detect <text:span text:style-name="T8">!=</text:span> footswitch_detect_previous <text:span text:style-name="T8">&amp;&amp;</text:span> millis<text:span text:style-name="T8">()</text:span> <text:span text:style-name="T8">-</text:span> last_debounce_time <text:span text:style-name="T8">&gt;</text:span> DEBOUNCE_DELAY<text:span text:style-name="T8">)</text:span> <text:span text:style-name="T9">{</text:span></text:p>
            <text:p text:style-name="P7"><text:s text:c="4"/>footswitch_mode <text:span text:style-name="T8">=</text:span> <text:span text:style-name="T8">(</text:span>footswitch_mode <text:span text:style-name="T8">+</text:span> <text:span text:style-name="T10">1</text:span><text:span text:style-name="T8">)</text:span> <text:span text:style-name="T8">%</text:span> <text:span text:style-name="T10">4</text:span><text:span text:style-name="T9">;</text:span></text:p>
            <text:p text:style-name="P7"><text:s text:c="4"/>footswitch_detect_previous <text:span text:style-name="T8">=</text:span> footswitch_detect<text:span text:style-name="T9">;</text:span></text:p>
            <text:p text:style-name="P7"><text:s text:c="2"/><text:span text:style-name="T9">}</text:span></text:p>
            <text:p text:style-name="P3"/>
            <text:p text:style-name="P7"><text:s text:c="2"/>footswitch_detect_last <text:span text:style-name="T8">=</text:span> footswitch_detect<text:span text:style-name="T9">;</text:span> <text:span text:style-name="T7">// we detect changes in the FOOTSWITCH by comparing these two variables</text:span></text:p>
            <text:p text:style-name="P13">}</text:p>
            <text:p text:style-name="P3"/>
            <text:p text:style-name="P3"/>
            <text:p text:style-name="P7"><text:span text:style-name="T5">void</text:span> readSaveButton<text:span text:style-name="T8">()</text:span> <text:span text:style-name="T9">{</text:span></text:p>
            <text:p text:style-name="P7"><text:s text:c="2"/>save_button_detect <text:span text:style-name="T8">=</text:span> digitalRead<text:span text:style-name="T8">(</text:span>SAVE_BUTTON<text:span text:style-name="T8">)</text:span><text:span text:style-name="T9">;</text:span></text:p>
            <text:p text:style-name="P3"/>
            <text:p text:style-name="P7"><text:s text:c="2"/><text:span text:style-name="T5">if</text:span> <text:span text:style-name="T8">(</text:span>save_button_detect <text:span text:style-name="T8">==</text:span> HIGH<text:span text:style-name="T8">)</text:span> <text:span text:style-name="T9">{</text:span></text:p>
            <text:p text:style-name="P7"><text:s text:c="4"/>last_debounce_time <text:span text:style-name="T8">=</text:span> millis<text:span text:style-name="T8">()</text:span><text:span text:style-name="T9">;</text:span></text:p>
            <text:p text:style-name="P3"/>
            <text:p text:style-name="P7"><text:s text:c="4"/><text:span text:style-name="T5">if</text:span> <text:span text:style-name="T8">(</text:span>save_button_pressed <text:span text:style-name="T8">=</text:span> true<text:span text:style-name="T8">)</text:span> <text:span text:style-name="T9">{</text:span></text:p>
            <text:p text:style-name="P7"><text:s text:c="6"/><text:span text:style-name="T5">if</text:span> <text:span text:style-name="T8">(</text:span>millis<text:span text:style-name="T8">()</text:span> <text:span text:style-name="T8">-</text:span> save_button_press_time <text:span text:style-name="T8">&gt;</text:span> <text:span text:style-name="T10">3000</text:span><text:span text:style-name="T8">)</text:span> <text:span text:style-name="T9">{</text:span></text:p>
            <text:p text:style-name="P7"><text:s text:c="8"/>EEPROM<text:span text:style-name="T8">.</text:span>write<text:span text:style-name="T8">(</text:span><text:span text:style-name="T10">0</text:span><text:span text:style-name="T8">,</text:span> p0<text:span text:style-name="T8">)</text:span><text:span text:style-name="T9">;</text:span></text:p>
            <text:p text:style-name="P7"><text:s text:c="8"/>EEPROM<text:span text:style-name="T8">.</text:span>write<text:span text:style-name="T8">(</text:span><text:span text:style-name="T10">1</text:span><text:span text:style-name="T8">,</text:span> p1<text:span text:style-name="T8">)</text:span><text:span text:style-name="T9">;</text:span></text:p>
            <text:p text:style-name="P7"><text:s text:c="8"/>EEPROM<text:span text:style-name="T8">.</text:span>write<text:span text:style-name="T8">(</text:span><text:span text:style-name="T10">2</text:span><text:span text:style-name="T8">,</text:span> p2<text:span text:style-name="T8">)</text:span><text:span text:style-name="T9">;</text:span></text:p>
            <text:p text:style-name="P7"><text:s text:c="6"/><text:span text:style-name="T9">}</text:span> <text:span text:style-name="T5">else</text:span> <text:span text:style-name="T9">{</text:span></text:p>
            <text:p text:style-name="P7"><text:s text:c="8"/>p0 <text:span text:style-name="T8">=</text:span> EEPROM<text:span text:style-name="T8">.</text:span>read<text:span text:style-name="T8">(</text:span><text:span text:style-name="T10">0</text:span><text:span text:style-name="T8">)</text:span><text:span text:style-name="T9">;</text:span></text:p>
            <text:p text:style-name="P7"><text:s text:c="8"/>p1 <text:span text:style-name="T8">=</text:span> EEPROM<text:span text:style-name="T8">.</text:span>read<text:span text:style-name="T8">(</text:span><text:span text:style-name="T10">1</text:span><text:span text:style-name="T8">)</text:span><text:span text:style-name="T9">;</text:span></text:p>
            <text:p text:style-name="P7"><text:s text:c="8"/>p2 <text:span text:style-name="T8">=</text:span> EEPROM<text:span text:style-name="T8">.</text:span>read<text:span text:style-name="T8">(</text:span><text:span text:style-name="T10">2</text:span><text:span text:style-name="T8">)</text:span><text:span text:style-name="T9">;</text:span></text:p>
            <text:p text:style-name="P7"><text:s text:c="6"/><text:span text:style-name="T9">}</text:span></text:p>
            <text:p text:style-name="P3"/>
            <text:p text:style-name="P7"><text:s text:c="6"/>save_button_pressed <text:span text:style-name="T8">=</text:span> false<text:span text:style-name="T9">;</text:span></text:p>
            <text:p text:style-name="P7"><text:s text:c="4"/><text:span text:style-name="T9">}</text:span></text:p>
            <text:p text:style-name="P7"><text:s text:c="2"/><text:span text:style-name="T9">}</text:span></text:p>
            <text:p text:style-name="P3"/>
            <text:p text:style-name="P7"><text:s text:c="2"/><text:span text:style-name="T5">if</text:span> <text:span text:style-name="T8">(</text:span>save_button_detect <text:span text:style-name="T8">==</text:span> LOW <text:span text:style-name="T8">&amp;&amp;</text:span> millis<text:span text:style-name="T8">()</text:span> <text:span text:style-name="T8">-</text:span> last_debounce_time <text:span text:style-name="T8">&gt;</text:span> DEBOUNCE_DELAY <text:span text:style-name="T8">&amp;&amp;</text:span> save_button_pressed <text:span text:style-name="T8">==</text:span> false<text:span text:style-name="T8">)</text:span> <text:span text:style-name="T9">{</text:span></text:p>
            <text:p text:style-name="P7"><text:s text:c="4"/>save_button_press_time <text:span text:style-name="T8">=</text:span> millis<text:span text:style-name="T8">()</text:span><text:span text:style-name="T9">;</text:span></text:p>
            <text:p text:style-name="P7"><text:s text:c="4"/>save_button_pressed <text:span text:style-name="T8">=</text:span> true<text:span text:style-name="T9">;</text:span></text:p>
            <text:p text:style-name="P7"><text:s text:c="2"/><text:span text:style-name="T9">}</text:span></text:p>
            <text:p text:style-name="P13">}</text:p>
            <text:p text:style-name="P3"/>
            <text:p text:style-name="P7"><text:span text:style-name="T5">void</text:span> readPotentiometer<text:span text:style-name="T8">()</text:span> <text:span text:style-name="T9">{</text:span></text:p>
            <text:p text:style-name="P7"><text:s text:c="2"/></text:p>
            <text:p text:style-name="P7"><text:s text:c="2"/><text:span text:style-name="T5">int</text:span> POTMOD0 <text:span text:style-name="T8">=</text:span> ADC<text:span text:style-name="T8">-&gt;</text:span>ADC_CDR<text:span text:style-name="T8">[</text:span><text:span text:style-name="T10">2</text:span><text:span text:style-name="T8">]</text:span><text:span text:style-name="T9">;</text:span> <text:s text:c="23"/><text:span text:style-name="T7">//reading first potentiometer</text:span></text:p>
            <text:p text:style-name="P7"><text:s text:c="2"/>POT0 <text:span text:style-name="T8">=</text:span> updatePot<text:span text:style-name="T8">(</text:span>POT0<text:span text:style-name="T8">,</text:span> MEMORYPOTMOD0<text:span text:style-name="T8">,</text:span> POTMOD0<text:span text:style-name="T8">)</text:span><text:span text:style-name="T9">;</text:span> <text:s text:c="6"/><text:span text:style-name="T7">//update first parameter using current reading of potentiometer</text:span></text:p>
            <text:p text:style-name="P7"><text:s text:c="2"/>p0 <text:span text:style-name="T8">=</text:span> POT0<text:span text:style-name="T9">;</text:span> <text:s text:c="43"/><text:span text:style-name="T7">//update globally</text:span></text:p>
            <text:p text:style-name="P7"><text:s text:c="2"/>MEMORYPOTMOD0 <text:span text:style-name="T8">=</text:span> POTMOD0<text:span text:style-name="T9">;</text:span> <text:s text:c="29"/><text:span text:style-name="T7">//now the potentiometer reading becomes the 'previous' reading</text:span></text:p>
            <text:p text:style-name="P7"><text:s text:c="2"/><text:span text:style-name="T7">//Serial.println(p0);</text:span></text:p>
            <text:p text:style-name="P7"><text:s text:c="2"/><text:span text:style-name="T5">int</text:span> POTMOD1 <text:span text:style-name="T8">=</text:span> ADC<text:span text:style-name="T8">-&gt;</text:span>ADC_CDR<text:span text:style-name="T8">[</text:span><text:span text:style-name="T10">1</text:span><text:span text:style-name="T8">]</text:span><text:span text:style-name="T9">;</text:span> <text:span text:style-name="T7">//read from pot1 <text:s text:c="6"/>//reading second potentiometer</text:span></text:p>
            <text:p text:style-name="P7"><text:soft-page-break/><text:s text:c="2"/>POT1 <text:span text:style-name="T8">=</text:span> updatePot<text:span text:style-name="T8">(</text:span>POT1<text:span text:style-name="T8">,</text:span> MEMORYPOTMOD1<text:span text:style-name="T8">,</text:span> POTMOD1<text:span text:style-name="T8">)</text:span><text:span text:style-name="T9">;</text:span> <text:s text:c="6"/><text:span text:style-name="T7">//update second parameter using current reading of potentiometer</text:span></text:p>
            <text:p text:style-name="P7"><text:s text:c="2"/>p1 <text:span text:style-name="T8">=</text:span> POT1<text:span text:style-name="T9">;</text:span> <text:s text:c="43"/><text:span text:style-name="T7">//update globally</text:span></text:p>
            <text:p text:style-name="P7"><text:s text:c="2"/>MEMORYPOTMOD1 <text:span text:style-name="T8">=</text:span> POTMOD1<text:span text:style-name="T9">;</text:span> <text:s text:c="29"/><text:span text:style-name="T7">//now the potentiometer reading becomes the 'previous' reading</text:span></text:p>
            <text:p text:style-name="P7"><text:s text:c="2"/></text:p>
            <text:p text:style-name="P7"><text:s text:c="2"/><text:span text:style-name="T5">int</text:span> POTMOD2 <text:span text:style-name="T8">=</text:span> ADC<text:span text:style-name="T8">-&gt;</text:span>ADC_CDR<text:span text:style-name="T8">[</text:span><text:span text:style-name="T10">0</text:span><text:span text:style-name="T8">]</text:span><text:span text:style-name="T9">;</text:span> <text:span text:style-name="T7">//read from pot2 <text:s text:c="6"/>//reading third potentiometer</text:span></text:p>
            <text:p text:style-name="P7"><text:s text:c="2"/>POT2 <text:span text:style-name="T8">=</text:span> updatePot<text:span text:style-name="T8">(</text:span>POT2<text:span text:style-name="T8">,</text:span> MEMORYPOTMOD2<text:span text:style-name="T8">,</text:span> POTMOD2<text:span text:style-name="T8">)</text:span><text:span text:style-name="T9">;</text:span> <text:s text:c="6"/><text:span text:style-name="T7">//update third parameter using current reading of potentiometer</text:span></text:p>
            <text:p text:style-name="P7"><text:s text:c="2"/>p2 <text:span text:style-name="T8">=</text:span> POT2<text:span text:style-name="T9">;</text:span> <text:s text:c="43"/><text:span text:style-name="T7">//update globally</text:span></text:p>
            <text:p text:style-name="P7"><text:s text:c="2"/>MEMORYPOTMOD2 <text:span text:style-name="T8">=</text:span> POTMOD2<text:span text:style-name="T9">;</text:span> <text:s text:c="29"/><text:span text:style-name="T7">//now the potentiometer reading becomes the 'previous' reading</text:span></text:p>
            <text:p text:style-name="P13">}</text:p>
            <text:p text:style-name="P3"/>
            <text:p text:style-name="P3"/>
            <text:p text:style-name="P7"><text:span text:style-name="T5">int</text:span> updatePot<text:span text:style-name="T8">(</text:span><text:span text:style-name="T5">int</text:span> POT<text:span text:style-name="T8">,</text:span> <text:span text:style-name="T5">int</text:span> MEMORYPOTMOD<text:span text:style-name="T8">,</text:span> <text:span text:style-name="T5">int</text:span> POTMOD<text:span text:style-name="T8">)</text:span> <text:span text:style-name="T9">{</text:span> <text:s text:c="2"/><text:span text:style-name="T7">//update the given parameter</text:span></text:p>
            <text:p text:style-name="P7"><text:s text:c="2"/><text:span text:style-name="T5">int</text:span> VALUE <text:span text:style-name="T8">=</text:span> <text:span text:style-name="T10">0</text:span><text:span text:style-name="T9">;</text:span> <text:s text:c="40"/><text:span text:style-name="T7">//Value to be added to previous values of parameters</text:span></text:p>
            <text:p text:style-name="P7"><text:s text:c="2"/><text:span text:style-name="T5">if</text:span> <text:span text:style-name="T8">((</text:span>POTMOD <text:span text:style-name="T8">-</text:span> MEMORYPOTMOD<text:span text:style-name="T8">)</text:span> <text:span text:style-name="T8">&lt;</text:span> <text:span text:style-name="T8">-</text:span><text:span text:style-name="T12">0.9</text:span> <text:span text:style-name="T8">*</text:span> MAX_POT<text:span text:style-name="T8">)</text:span> <text:span text:style-name="T9">{</text:span> <text:s text:c="7"/><text:span text:style-name="T7">// case of more than one complete turn in the positive direction</text:span></text:p>
            <text:p text:style-name="P7"><text:s text:c="4"/>VALUE <text:span text:style-name="T8">=</text:span> MAX_POT <text:span text:style-name="T8">+</text:span> POTMOD <text:span text:style-name="T8">-</text:span> MEMORYPOTMOD<text:span text:style-name="T9">;</text:span></text:p>
            <text:p text:style-name="P3"/>
            <text:p text:style-name="P7"><text:s text:c="4"/><text:span text:style-name="T5">if</text:span> <text:span text:style-name="T8">((</text:span>POT <text:span text:style-name="T8">+</text:span> VALUE<text:span text:style-name="T8">)</text:span> <text:span text:style-name="T8">&gt;</text:span> LIMIT_POT<text:span text:style-name="T8">)</text:span> <text:span text:style-name="T9">{</text:span></text:p>
            <text:p text:style-name="P7"><text:s text:c="6"/>POT <text:span text:style-name="T8">=</text:span> LIMIT_POT<text:span text:style-name="T9">;</text:span></text:p>
            <text:p text:style-name="P7"><text:s text:c="4"/><text:span text:style-name="T9">}</text:span></text:p>
            <text:p text:style-name="P7"><text:s text:c="4"/><text:span text:style-name="T5">else</text:span> <text:span text:style-name="T9">{</text:span></text:p>
            <text:p text:style-name="P7"><text:s text:c="6"/>POT <text:span text:style-name="T8">=</text:span> POT <text:span text:style-name="T8">+</text:span> VALUE <text:span text:style-name="T9">;</text:span></text:p>
            <text:p text:style-name="P7"><text:s text:c="4"/><text:span text:style-name="T9">}</text:span></text:p>
            <text:p text:style-name="P7"><text:s text:c="2"/><text:span text:style-name="T9">}</text:span></text:p>
            <text:p text:style-name="P7"><text:s text:c="2"/><text:span text:style-name="T5">else</text:span> <text:span text:style-name="T5">if</text:span> <text:span text:style-name="T8">((</text:span>POTMOD <text:span text:style-name="T8">-</text:span> MEMORYPOTMOD<text:span text:style-name="T8">)</text:span> <text:span text:style-name="T8">&gt;</text:span> <text:span text:style-name="T12">0.9</text:span> <text:span text:style-name="T8">*</text:span> MAX_POT<text:span text:style-name="T8">)</text:span> <text:span text:style-name="T9">{</text:span> <text:s text:c="2"/><text:span text:style-name="T7">// case of more than one complete turn in the negative direction</text:span></text:p>
            <text:p text:style-name="P7"><text:s text:c="4"/>VALUE <text:span text:style-name="T8">=</text:span> <text:span text:style-name="T8">-</text:span> <text:span text:style-name="T8">(</text:span>MAX_POT<text:span text:style-name="T8">)</text:span> <text:span text:style-name="T8">+</text:span> POTMOD <text:span text:style-name="T8">-</text:span> MEMORYPOTMOD<text:span text:style-name="T9">;</text:span></text:p>
            <text:p text:style-name="P7"><text:s text:c="4"/><text:span text:style-name="T5">if</text:span> <text:span text:style-name="T8">((</text:span>POT <text:span text:style-name="T8">+</text:span> VALUE<text:span text:style-name="T8">)</text:span> <text:span text:style-name="T8">&lt;</text:span> MIN_POT<text:span text:style-name="T8">)</text:span> <text:span text:style-name="T9">{</text:span></text:p>
            <text:p text:style-name="P7"><text:s text:c="6"/>POT <text:span text:style-name="T8">=</text:span> MIN_POT<text:span text:style-name="T9">;</text:span></text:p>
            <text:p text:style-name="P7"><text:s text:c="4"/><text:span text:style-name="T9">}</text:span></text:p>
            <text:p text:style-name="P7"><text:s text:c="4"/><text:span text:style-name="T5">else</text:span> <text:span text:style-name="T9">{</text:span></text:p>
            <text:p text:style-name="P7"><text:s text:c="6"/>POT <text:span text:style-name="T8">=</text:span> POT <text:span text:style-name="T8">+</text:span> VALUE <text:span text:style-name="T9">;</text:span></text:p>
            <text:p text:style-name="P7"><text:s text:c="4"/><text:span text:style-name="T9">}</text:span></text:p>
            <text:p text:style-name="P7"><text:s text:c="2"/><text:span text:style-name="T9">}</text:span></text:p>
            <text:p text:style-name="P7"><text:s text:c="2"/><text:span text:style-name="T5">else</text:span> <text:span text:style-name="T5">if</text:span> <text:span text:style-name="T8">((</text:span>POTMOD <text:span text:style-name="T8">-</text:span> MEMORYPOTMOD<text:span text:style-name="T8">)</text:span> <text:span text:style-name="T8">&gt;</text:span> <text:span text:style-name="T10">0</text:span><text:span text:style-name="T8">)</text:span> <text:span text:style-name="T9">{</text:span> <text:s text:c="14"/><text:span text:style-name="T7">//case of less than one complete turn in the positive direction</text:span></text:p>
            <text:p text:style-name="P7"><text:s text:c="4"/>VALUE <text:span text:style-name="T8">=</text:span> POTMOD <text:span text:style-name="T8">-</text:span> MEMORYPOTMOD<text:span text:style-name="T9">;</text:span></text:p>
            <text:p text:style-name="P7"><text:s text:c="4"/><text:span text:style-name="T5">if</text:span> <text:span text:style-name="T8">((</text:span>POT <text:span text:style-name="T8">+</text:span> VALUE<text:span text:style-name="T8">)</text:span> <text:span text:style-name="T8">&gt;</text:span> LIMIT_POT<text:span text:style-name="T8">)</text:span> <text:span text:style-name="T9">{</text:span></text:p>
            <text:p text:style-name="P7"><text:s text:c="6"/>POT <text:span text:style-name="T8">=</text:span> LIMIT_POT<text:span text:style-name="T9">;</text:span></text:p>
            <text:p text:style-name="P7"><text:s text:c="4"/><text:span text:style-name="T9">}</text:span></text:p>
            <text:p text:style-name="P7"><text:s text:c="4"/><text:span text:style-name="T5">else</text:span> <text:span text:style-name="T9">{</text:span></text:p>
            <text:p text:style-name="P7"><text:s text:c="6"/>POT <text:span text:style-name="T8">=</text:span> POT <text:span text:style-name="T8">+</text:span> VALUE <text:span text:style-name="T9">;</text:span></text:p>
            <text:p text:style-name="P7"><text:s text:c="4"/><text:span text:style-name="T9">}</text:span></text:p>
            <text:p text:style-name="P7"><text:s text:c="2"/><text:span text:style-name="T9">}</text:span></text:p>
            <text:p text:style-name="P7"><text:s text:c="2"/><text:span text:style-name="T5">else</text:span> <text:span text:style-name="T5">if</text:span> <text:span text:style-name="T8">((</text:span>POTMOD <text:span text:style-name="T8">-</text:span> MEMORYPOTMOD<text:span text:style-name="T8">)</text:span> <text:span text:style-name="T8">&lt;</text:span> <text:span text:style-name="T10">0</text:span><text:span text:style-name="T8">)</text:span> <text:span text:style-name="T9">{</text:span> <text:s text:c="14"/><text:span text:style-name="T7">//case of less than one complete turn in the negative direction</text:span></text:p>
            <text:p text:style-name="P7"><text:s text:c="4"/>VALUE <text:span text:style-name="T8">=</text:span> POTMOD <text:span text:style-name="T8">-</text:span> MEMORYPOTMOD<text:span text:style-name="T9">;</text:span><text:span text:style-name="T7">//+POTSENSOR</text:span></text:p>
            <text:p text:style-name="P7"><text:s text:c="4"/><text:span text:style-name="T5">if</text:span> <text:span text:style-name="T8">((</text:span>POT <text:span text:style-name="T8">+</text:span> VALUE<text:span text:style-name="T8">)</text:span> <text:span text:style-name="T8">&lt;</text:span> MIN_POT<text:span text:style-name="T8">)</text:span> <text:span text:style-name="T9">{</text:span></text:p>
            <text:p text:style-name="P7"><text:s text:c="6"/>POT <text:span text:style-name="T8">=</text:span> MIN_POT<text:span text:style-name="T9">;</text:span></text:p>
            <text:p text:style-name="P7"><text:s text:c="4"/><text:span text:style-name="T9">}</text:span></text:p>
            <text:p text:style-name="P7"><text:s text:c="4"/><text:span text:style-name="T5">else</text:span> <text:span text:style-name="T9">{</text:span></text:p>
            <text:p text:style-name="P7"><text:s text:c="6"/>POT <text:span text:style-name="T8">=</text:span> POT <text:span text:style-name="T8">+</text:span> VALUE <text:span text:style-name="T9">;</text:span></text:p>
            <text:p text:style-name="P7"><text:s text:c="4"/><text:span text:style-name="T9">}</text:span></text:p>
            <text:p text:style-name="P7"><text:s text:c="2"/><text:span text:style-name="T9">}</text:span></text:p>
            <text:p text:style-name="P7"><text:s text:c="2"/><text:span text:style-name="T5">return</text:span> POT<text:span text:style-name="T9">;</text:span></text:p>
            <text:p text:style-name="P13">}</text:p>
            <text:p text:style-name="P3"/>
            <text:p text:style-name="P3"/>
            <text:p text:style-name="P11"><text:soft-page-break/>// Read the 3 angles transmitted by the XBees if there is message available</text:p>
            <text:p text:style-name="P11">// The 3 angles (6 bytes) are always sent together following an int header == -21846</text:p>
            <text:p text:style-name="P7"><text:span text:style-name="T5">void</text:span> readSensor<text:span text:style-name="T8">()</text:span> <text:span text:style-name="T9">{</text:span></text:p>
            <text:p text:style-name="P7"><text:s text:c="2"/><text:span text:style-name="T5">if</text:span> <text:span text:style-name="T8">(</text:span>Serial1<text:span text:style-name="T8">.</text:span>available<text:span text:style-name="T8">())</text:span> <text:span text:style-name="T9">{</text:span></text:p>
            <text:p text:style-name="P3"/>
            <text:p text:style-name="P7"><text:s text:c="4"/>boolean header <text:span text:style-name="T8">=</text:span> false<text:span text:style-name="T9">;</text:span> <text:s text:c="20"/><text:span text:style-name="T7">// before a valid header is detected, header is set to false</text:span></text:p>
            <text:p text:style-name="P7"><text:s text:c="4"/>lastByte <text:span text:style-name="T8">=</text:span> Serial1<text:span text:style-name="T8">.</text:span>read<text:span text:style-name="T8">()</text:span><text:span text:style-name="T9">;</text:span> <text:s text:c="17"/><text:span text:style-name="T7">// read one byte</text:span></text:p>
            <text:p text:style-name="P3"/>
            <text:p text:style-name="P7"><text:s text:c="4"/><text:span text:style-name="T5">while</text:span> <text:span text:style-name="T8">(</text:span>Serial1<text:span text:style-name="T8">.</text:span>available<text:span text:style-name="T8">()</text:span> <text:span text:style-name="T8">&amp;&amp;</text:span> <text:span text:style-name="T8">!</text:span>header<text:span text:style-name="T8">)</text:span> <text:span text:style-name="T9">{</text:span></text:p>
            <text:p text:style-name="P7"><text:s text:c="6"/>incomingByte <text:span text:style-name="T8">=</text:span> Serial1<text:span text:style-name="T8">.</text:span>read<text:span text:style-name="T8">()</text:span><text:span text:style-name="T9">;</text:span> <text:s text:c="3"/><text:span text:style-name="T7">// read another byte</text:span></text:p>
            <text:p text:style-name="P3"/>
            <text:p text:style-name="P7"><text:s text:c="6"/>int1 <text:span text:style-name="T8">=</text:span> assembleInt<text:span text:style-name="T8">(</text:span>lastByte<text:span text:style-name="T8">,</text:span> incomingByte<text:span text:style-name="T8">)</text:span><text:span text:style-name="T9">;</text:span> <text:s/><text:span text:style-name="T7">// each int is 16-bit, so we assemble the incoming int by applying bit-wise operations on the two bytes</text:span></text:p>
            <text:p text:style-name="P3"/>
            <text:p text:style-name="P7"><text:s text:c="6"/><text:span text:style-name="T7">// Serial.println("waiting"); // uncomment this line to see how long it takes to clear the buffer</text:span></text:p>
            <text:p text:style-name="P3"/>
            <text:p text:style-name="P7"><text:s text:c="6"/><text:span text:style-name="T5">if</text:span> <text:span text:style-name="T8">(</text:span>int1 <text:span text:style-name="T8">==</text:span> <text:span text:style-name="T8">-</text:span><text:span text:style-name="T10">21846</text:span><text:span text:style-name="T8">)</text:span> <text:span text:style-name="T9">{</text:span></text:p>
            <text:p text:style-name="P7"><text:s text:c="8"/>header <text:span text:style-name="T8">=</text:span> true<text:span text:style-name="T9">;</text:span> <text:span text:style-name="T7">// a correct header is detected</text:span></text:p>
            <text:p text:style-name="P7"><text:s text:c="6"/><text:span text:style-name="T9">}</text:span></text:p>
            <text:p text:style-name="P7"><text:s text:c="6"/><text:span text:style-name="T5">else</text:span> <text:span text:style-name="T9">{</text:span></text:p>
            <text:p text:style-name="P7"><text:s text:c="8"/>lastByte <text:span text:style-name="T8">=</text:span> incomingByte<text:span text:style-name="T9">;</text:span> <text:span text:style-name="T7">// if there is not any header we take our second byte as our first byte, to then make a comparison with the following</text:span></text:p>
            <text:p text:style-name="P7"><text:s text:c="6"/><text:span text:style-name="T9">}</text:span></text:p>
            <text:p text:style-name="P7"><text:s text:c="4"/><text:span text:style-name="T9">}</text:span></text:p>
            <text:p text:style-name="P3"/>
            <text:p text:style-name="P7"><text:s text:c="4"/><text:span text:style-name="T7">// if the header is detected, the next 6 bytes are the 3 values of the angles (each int is 16-bit)</text:span></text:p>
            <text:p text:style-name="P7"><text:s text:c="4"/>readAngles<text:span text:style-name="T8">()</text:span><text:span text:style-name="T9">;</text:span></text:p>
            <text:p text:style-name="P7"><text:s text:c="2"/><text:span text:style-name="T9">}</text:span></text:p>
            <text:p text:style-name="P13">}</text:p>
            <text:p text:style-name="P3"/>
            <text:p text:style-name="P11">// assemble an int from the two bytes just read into byteArray</text:p>
            <text:p text:style-name="P7">int16_t assembleInt<text:span text:style-name="T8">(</text:span>byte byte1<text:span text:style-name="T8">,</text:span> byte byte2<text:span text:style-name="T8">)</text:span> <text:span text:style-name="T9">{</text:span></text:p>
            <text:p text:style-name="P3"/>
            <text:p text:style-name="P7"><text:s text:c="2"/>currentInt <text:span text:style-name="T8">=</text:span> <text:span text:style-name="T8">(</text:span>int16_t<text:span text:style-name="T8">)</text:span>byte1 <text:span text:style-name="T8">&lt;&lt;</text:span> <text:span text:style-name="T10">8</text:span><text:span text:style-name="T9">;</text:span></text:p>
            <text:p text:style-name="P7"><text:s text:c="2"/>mask <text:span text:style-name="T8">=</text:span> <text:span text:style-name="T12">0xFF</text:span><text:span text:style-name="T9">;</text:span></text:p>
            <text:p text:style-name="P7"><text:s text:c="2"/>mask <text:span text:style-name="T8">=</text:span> mask <text:span text:style-name="T8">&amp;</text:span> <text:span text:style-name="T8">(</text:span>int16_t<text:span text:style-name="T8">)</text:span>byte2<text:span text:style-name="T9">;</text:span> <text:span text:style-name="T7">// mask the first 8 bit to zero, in case the byte is sign-extended</text:span></text:p>
            <text:p text:style-name="P3"/>
            <text:p text:style-name="P7"><text:s text:c="2"/>currentInt <text:span text:style-name="T8">=</text:span> currentInt <text:span text:style-name="T8">|</text:span> mask<text:span text:style-name="T9">;</text:span></text:p>
            <text:p text:style-name="P3"/>
            <text:p text:style-name="P7"><text:s text:c="2"/><text:span text:style-name="T7">// the byte1*256 + byte2 before is wrong because byte2 had been sign-extended - have to mask the first 8 bits</text:span></text:p>
            <text:p text:style-name="P7"><text:s text:c="2"/><text:span text:style-name="T7">//mask = 0xFF;</text:span></text:p>
            <text:p text:style-name="P7"><text:s text:c="2"/><text:span text:style-name="T7">//currentInt = byte1*256 + (byte2 &amp; mask);</text:span></text:p>
            <text:p text:style-name="P7"><text:s text:c="2"/><text:span text:style-name="T5">return</text:span> currentInt<text:span text:style-name="T9">;</text:span></text:p>
            <text:p text:style-name="P13">}</text:p>
            <text:p text:style-name="P3"/>
            <text:p text:style-name="P11">// <text:s/>Read the angles from the next 6 bytes (2 bytes for each 16-bit int angle)</text:p>
            <text:p text:style-name="P7"><text:span text:style-name="T5">void</text:span> readAngles<text:span text:style-name="T8">()</text:span> <text:span text:style-name="T9">{</text:span></text:p>
            <text:p text:style-name="P3"/>
            <text:p text:style-name="P7"><text:s text:c="2"/><text:span text:style-name="T7">// Expect 3 angles</text:span></text:p>
            <text:p text:style-name="P7"><text:s text:c="2"/><text:span text:style-name="T5">for</text:span> <text:span text:style-name="T8">(</text:span><text:span text:style-name="T5">int</text:span> i <text:span text:style-name="T8">=</text:span> <text:span text:style-name="T10">0</text:span><text:span text:style-name="T9">;</text:span> i <text:span text:style-name="T8">&lt;</text:span> <text:span text:style-name="T10">3</text:span><text:span text:style-name="T9">;</text:span> i<text:span text:style-name="T8">++)</text:span> <text:span text:style-name="T9">{</text:span></text:p>
            <text:p text:style-name="P3"/>
            <text:p text:style-name="P7"><text:s text:c="4"/><text:span text:style-name="T7">/* We know that we should have a message in the buffer, (because we have reconized an header)</text:span></text:p>
            <text:p text:style-name="P11">    but, it can happen that the pedal tries to read the angles form the Serial before the sensor</text:p>
            <text:p text:style-name="P11">    manage to send him the angles (it can also be because of the data transmission speed v/s</text:p>
            <text:p text:style-name="P11">    the pedal's processor speed)</text:p>
            <text:p text:style-name="P11"><text:soft-page-break/>    so here we wait for the next message if it's necessary</text:p>
            <text:p text:style-name="P3"/>
            <text:p text:style-name="P7"><text:span text:style-name="T7">    </text:span><text:span text:style-name="T11">TODO: Use a timout!!</text:span><text:span text:style-name="T7">*/</text:span></text:p>
            <text:p text:style-name="P3"/>
            <text:p text:style-name="P7"><text:s text:c="4"/><text:span text:style-name="T5">while</text:span> <text:span text:style-name="T8">(!</text:span>Serial1<text:span text:style-name="T8">.</text:span>available<text:span text:style-name="T8">())</text:span> <text:span text:style-name="T9">{</text:span></text:p>
            <text:p text:style-name="P7"><text:s text:c="6"/>Serial<text:span text:style-name="T8">.</text:span>println<text:span text:style-name="T8">(</text:span><text:span text:style-name="T4">"</text:span><text:span text:style-name="T13">----Im waiting111111-</text:span><text:span text:style-name="T4">"</text:span><text:span text:style-name="T8">)</text:span><text:span text:style-name="T9">;</text:span></text:p>
            <text:p text:style-name="P7"><text:s text:c="4"/><text:span text:style-name="T9">}</text:span></text:p>
            <text:p text:style-name="P3"/>
            <text:p text:style-name="P7"><text:s text:c="4"/>byteArray<text:span text:style-name="T8">[</text:span><text:span text:style-name="T10">0</text:span><text:span text:style-name="T8">]</text:span> <text:span text:style-name="T8">=</text:span> Serial1<text:span text:style-name="T8">.</text:span>read<text:span text:style-name="T8">()</text:span><text:span text:style-name="T9">;</text:span> <text:s text:c="23"/><text:span text:style-name="T7">// We read the fist byte</text:span></text:p>
            <text:p text:style-name="P3"/>
            <text:p text:style-name="P3"/>
            <text:p text:style-name="P7"><text:s text:c="4"/><text:span text:style-name="T5">while</text:span> <text:span text:style-name="T8">(!</text:span>Serial1<text:span text:style-name="T8">.</text:span>available<text:span text:style-name="T8">())</text:span> <text:span text:style-name="T9">{</text:span> <text:s text:c="23"/><text:span text:style-name="T7">// We wait again in case it is necesary <text:s/></text:span><text:span text:style-name="T11">TODO: Use a timout!!</text:span></text:p>
            <text:p text:style-name="P3"/>
            <text:p text:style-name="P7"><text:s text:c="6"/>Serial<text:span text:style-name="T8">.</text:span>println<text:span text:style-name="T8">(</text:span><text:span text:style-name="T4">"</text:span><text:span text:style-name="T13">----Im waiting222222-</text:span><text:span text:style-name="T4">"</text:span><text:span text:style-name="T8">)</text:span><text:span text:style-name="T9">;</text:span></text:p>
            <text:p text:style-name="P7"><text:s text:c="4"/><text:span text:style-name="T9">}</text:span></text:p>
            <text:p text:style-name="P3"/>
            <text:p text:style-name="P7"><text:s text:c="4"/>byteArray<text:span text:style-name="T8">[</text:span><text:span text:style-name="T10">1</text:span><text:span text:style-name="T8">]</text:span> <text:span text:style-name="T8">=</text:span> Serial1<text:span text:style-name="T8">.</text:span>read<text:span text:style-name="T8">()</text:span><text:span text:style-name="T9">;</text:span> <text:s text:c="23"/><text:span text:style-name="T7">// We read the second byte</text:span></text:p>
            <text:p text:style-name="P7"><text:s text:c="4"/>angles<text:span text:style-name="T8">[</text:span>i<text:span text:style-name="T8">]</text:span> <text:span text:style-name="T8">=</text:span> assembleInt<text:span text:style-name="T8">(</text:span>byteArray<text:span text:style-name="T8">[</text:span><text:span text:style-name="T10">0</text:span><text:span text:style-name="T8">],</text:span> byteArray<text:span text:style-name="T8">[</text:span><text:span text:style-name="T10">1</text:span><text:span text:style-name="T8">])</text:span><text:span text:style-name="T9">;</text:span> <text:s/><text:span text:style-name="T7">// We construct the angle using both bytes</text:span></text:p>
            <text:p text:style-name="P7"><text:s text:c="2"/><text:span text:style-name="T9">}</text:span></text:p>
            <text:p text:style-name="P3"/>
            <text:p text:style-name="P7"><text:s text:c="2"/><text:span text:style-name="T7">/*Sometimes, (and I don't know yet why.. and this is a </text:span><text:span text:style-name="T11">ToDo:try to prevent this from another way)</text:span></text:p>
            <text:p text:style-name="P11">    there are some messages that are eathier read badly or sended badly.. so we delete any message with an</text:p>
            <text:p text:style-name="P11">    incorrect angle*/</text:p>
            <text:p text:style-name="P3"/>
            <text:p text:style-name="P7"><text:s text:c="2"/><text:span text:style-name="T5">if</text:span> <text:span text:style-name="T8">(</text:span>angles<text:span text:style-name="T8">[</text:span><text:span text:style-name="T10">0</text:span><text:span text:style-name="T8">]</text:span> <text:span text:style-name="T8">&gt;=</text:span> <text:span text:style-name="T10">0</text:span> <text:span text:style-name="T8">&amp;&amp;</text:span> angles<text:span text:style-name="T8">[</text:span><text:span text:style-name="T10">0</text:span><text:span text:style-name="T8">]</text:span> <text:span text:style-name="T8">&lt;=</text:span> MAX_SENSORS <text:span text:style-name="T8">&amp;&amp;</text:span> angles<text:span text:style-name="T8">[</text:span><text:span text:style-name="T10">1</text:span><text:span text:style-name="T8">]</text:span> <text:span text:style-name="T8">&gt;=</text:span> <text:span text:style-name="T10">0</text:span> <text:span text:style-name="T8">&amp;&amp;</text:span> angles<text:span text:style-name="T8">[</text:span><text:span text:style-name="T10">1</text:span><text:span text:style-name="T8">]</text:span> <text:span text:style-name="T8">&lt;=</text:span> MAX_SENSORS <text:span text:style-name="T8">&amp;&amp;</text:span> angles<text:span text:style-name="T8">[</text:span><text:span text:style-name="T10">2</text:span><text:span text:style-name="T8">]</text:span> <text:span text:style-name="T8">&gt;=</text:span> <text:span text:style-name="T10">0</text:span> <text:span text:style-name="T8">&amp;&amp;</text:span> angles<text:span text:style-name="T8">[</text:span><text:span text:style-name="T10">2</text:span><text:span text:style-name="T8">]</text:span> <text:span text:style-name="T8">&lt;=</text:span> MAX_SENSORS<text:span text:style-name="T8">)</text:span> <text:span text:style-name="T9">{</text:span></text:p>
            <text:p text:style-name="P3"/>
            <text:p text:style-name="P7"><text:s text:c="4"/><text:span text:style-name="T7">// Writing the angles into the global variables</text:span></text:p>
            <text:p text:style-name="P7"><text:s text:c="4"/>p0 <text:span text:style-name="T8">=</text:span> angles<text:span text:style-name="T8">[</text:span><text:span text:style-name="T10">0</text:span><text:span text:style-name="T8">]</text:span> <text:span text:style-name="T8">*</text:span> <text:span text:style-name="T10">4096</text:span> <text:span text:style-name="T8">/</text:span> MAX_SENSORS<text:span text:style-name="T9">;</text:span> <text:s text:c="13"/><text:span text:style-name="T7">//Here we scale the angle into our effect scale. here is until 4096</text:span></text:p>
            <text:p text:style-name="P7"><text:s text:c="4"/>p1 <text:span text:style-name="T8">=</text:span> angles<text:span text:style-name="T8">[</text:span><text:span text:style-name="T10">1</text:span><text:span text:style-name="T8">]</text:span> <text:span text:style-name="T8">*</text:span> <text:span text:style-name="T10">4096</text:span> <text:span text:style-name="T8">/</text:span> MAX_SENSORS<text:span text:style-name="T9">;</text:span></text:p>
            <text:p text:style-name="P7"><text:s text:c="4"/>p2 <text:span text:style-name="T8">=</text:span> angles<text:span text:style-name="T8">[</text:span><text:span text:style-name="T10">2</text:span><text:span text:style-name="T8">]</text:span> <text:span text:style-name="T8">*</text:span> <text:span text:style-name="T10">4096</text:span> <text:span text:style-name="T8">/</text:span> MAX_SENSORS<text:span text:style-name="T9">;</text:span></text:p>
            <text:p text:style-name="P3"/>
            <text:p text:style-name="P3"/>
            <text:p text:style-name="P3"/>
            <text:p text:style-name="P7"><text:s text:c="2"/><text:span text:style-name="T9">}</text:span></text:p>
            <text:p text:style-name="P13">}</text:p>
            <text:p text:style-name="P3"/>
            <text:p text:style-name="P7"><text:span text:style-name="T5">void</text:span> updateScreen<text:span text:style-name="T8">()</text:span> <text:span text:style-name="T9">{</text:span></text:p>
            <text:p text:style-name="P7"><text:s text:c="2"/><text:span text:style-name="T7">// <text:s/>only update the screen every 0.1 seconds</text:span></text:p>
            <text:p text:style-name="P7"><text:s text:c="2"/><text:span text:style-name="T5">if</text:span> <text:span text:style-name="T8">(</text:span>millis<text:span text:style-name="T8">()</text:span> <text:span text:style-name="T8">-</text:span> last_update_time <text:span text:style-name="T8">&gt;</text:span> <text:span text:style-name="T10">100</text:span><text:span text:style-name="T8">)</text:span> <text:span text:style-name="T9">{</text:span></text:p>
            <text:p text:style-name="P7"><text:s text:c="4"/>last_update_time <text:span text:style-name="T8">=</text:span> millis<text:span text:style-name="T8">()</text:span><text:span text:style-name="T9">;</text:span></text:p>
            <text:p text:style-name="P7"><text:s text:c="4"/></text:p>
            <text:p text:style-name="P7"><text:s text:c="4"/><text:span text:style-name="T7">// <text:s/>if the new parameter is bigger than the old one, add a blue bar</text:span></text:p>
            <text:p text:style-name="P7"><text:s text:c="4"/><text:span text:style-name="T7">// <text:s/>else add a white bar. this scheme is applied for every parameter.</text:span></text:p>
            <text:p text:style-name="P7"><text:s text:c="4"/><text:span text:style-name="T5">if</text:span> <text:span text:style-name="T8">(</text:span>p0_old <text:span text:style-name="T8">&lt;</text:span> p0<text:span text:style-name="T8">)</text:span> <text:span text:style-name="T9">{</text:span></text:p>
            <text:p text:style-name="P7"><text:s text:c="6"/>tft<text:span text:style-name="T8">.</text:span>fillRoundRect<text:span text:style-name="T8">(</text:span>MIN_SCREEN<text:span text:style-name="T8">,</text:span> <text:span text:style-name="T10">32</text:span><text:span text:style-name="T8">,</text:span> map<text:span text:style-name="T8">(</text:span>p0<text:span text:style-name="T8">,</text:span> MIN<text:span text:style-name="T8">,</text:span> MAX<text:span text:style-name="T8">,</text:span> MIN_SCREEN<text:span text:style-name="T8">,</text:span> MAX_SCREEN<text:span text:style-name="T8">),</text:span> <text:span text:style-name="T10">16</text:span><text:span text:style-name="T8">,</text:span> <text:span text:style-name="T10">0</text:span><text:span text:style-name="T8">,</text:span> ST7735_BLUE<text:span text:style-name="T8">)</text:span><text:span text:style-name="T9">;</text:span></text:p>
            <text:p text:style-name="P7"><text:s text:c="4"/><text:span text:style-name="T9">}</text:span></text:p>
            <text:p text:style-name="P7"><text:s text:c="4"/><text:span text:style-name="T5">if</text:span> <text:span text:style-name="T8">(</text:span>p0_old <text:span text:style-name="T8">&gt;</text:span> p0<text:span text:style-name="T8">)</text:span> <text:span text:style-name="T9">{</text:span></text:p>
            <text:p text:style-name="P7"><text:s text:c="6"/>tft<text:span text:style-name="T8">.</text:span>fillRoundRect<text:span text:style-name="T8">(</text:span>map<text:span text:style-name="T8">(</text:span>p0<text:span text:style-name="T8">,</text:span> MIN<text:span text:style-name="T8">,</text:span> MAX<text:span text:style-name="T8">,</text:span> MIN_SCREEN<text:span text:style-name="T8">,</text:span> MAX_SCREEN<text:span text:style-name="T8">),</text:span> <text:span text:style-name="T10">32</text:span><text:span text:style-name="T8">,</text:span> map<text:span text:style-name="T8">(</text:span>p0<text:span text:style-name="T8">,</text:span> MIN<text:span text:style-name="T8">,</text:span> MAX<text:span text:style-name="T8">,</text:span> MAX_SCREEN<text:span text:style-name="T8">,</text:span> MIN_SCREEN<text:span text:style-name="T8">),</text:span> <text:span text:style-name="T10">16</text:span><text:span text:style-name="T8">,</text:span> <text:span text:style-name="T10">0</text:span><text:span text:style-name="T8">,</text:span> ST7735_WHITE<text:span text:style-name="T8">)</text:span><text:span text:style-name="T9">;</text:span></text:p>
            <text:p text:style-name="P7"><text:s text:c="4"/><text:span text:style-name="T9">}</text:span></text:p>
            <text:p text:style-name="P3"/>
            <text:p text:style-name="P7"><text:s text:c="4"/>p0_old <text:span text:style-name="T8">=</text:span> p0<text:span text:style-name="T9">;</text:span></text:p>
            <text:p text:style-name="P3"/>
            <text:p text:style-name="P3"/>
            <text:p text:style-name="P7"><text:s text:c="4"/><text:span text:style-name="T5">if</text:span> <text:span text:style-name="T8">(</text:span>p1_old <text:span text:style-name="T8">&lt;</text:span> p1<text:span text:style-name="T8">)</text:span> <text:span text:style-name="T9">{</text:span></text:p>
            <text:p text:style-name="P7"><text:s text:c="6"/>tft<text:span text:style-name="T8">.</text:span>fillRoundRect<text:span text:style-name="T8">(</text:span>MIN_SCREEN<text:span text:style-name="T8">,</text:span> <text:span text:style-name="T10">64</text:span><text:span text:style-name="T8">,</text:span> map<text:span text:style-name="T8">(</text:span>p1<text:span text:style-name="T8">,</text:span> MIN<text:span text:style-name="T8">,</text:span> MAX<text:span text:style-name="T8">,</text:span> MIN_SCREEN<text:span text:style-name="T8">,</text:span> MAX_SCREEN<text:span text:style-name="T8">),</text:span> <text:span text:style-name="T10">16</text:span><text:span text:style-name="T8">,</text:span> <text:span text:style-name="T10">0</text:span><text:span text:style-name="T8">,</text:span> <text:soft-page-break/>ST7735_BLUE<text:span text:style-name="T8">)</text:span><text:span text:style-name="T9">;</text:span></text:p>
            <text:p text:style-name="P7"><text:s text:c="4"/><text:span text:style-name="T9">}</text:span></text:p>
            <text:p text:style-name="P7"><text:s text:c="4"/><text:span text:style-name="T5">if</text:span> <text:span text:style-name="T8">(</text:span>p1_old <text:span text:style-name="T8">&gt;</text:span> p1<text:span text:style-name="T8">)</text:span> <text:span text:style-name="T9">{</text:span></text:p>
            <text:p text:style-name="P7"><text:s text:c="6"/>tft<text:span text:style-name="T8">.</text:span>fillRoundRect<text:span text:style-name="T8">(</text:span>map<text:span text:style-name="T8">(</text:span>p1<text:span text:style-name="T8">,</text:span> MIN<text:span text:style-name="T8">,</text:span> MAX<text:span text:style-name="T8">,</text:span> MIN_SCREEN<text:span text:style-name="T8">,</text:span> MAX_SCREEN<text:span text:style-name="T8">),</text:span> <text:span text:style-name="T10">64</text:span><text:span text:style-name="T8">,</text:span> map<text:span text:style-name="T8">(</text:span>p1<text:span text:style-name="T8">,</text:span> MIN<text:span text:style-name="T8">,</text:span> MAX<text:span text:style-name="T8">,</text:span> MAX_SCREEN<text:span text:style-name="T8">,</text:span> MIN_SCREEN<text:span text:style-name="T8">),</text:span> <text:span text:style-name="T10">16</text:span><text:span text:style-name="T8">,</text:span> <text:span text:style-name="T10">0</text:span><text:span text:style-name="T8">,</text:span> ST7735_WHITE<text:span text:style-name="T8">)</text:span><text:span text:style-name="T9">;</text:span></text:p>
            <text:p text:style-name="P7"><text:s text:c="4"/><text:span text:style-name="T9">}</text:span></text:p>
            <text:p text:style-name="P3"/>
            <text:p text:style-name="P7"><text:s text:c="4"/>p1_old <text:span text:style-name="T8">=</text:span> p1<text:span text:style-name="T9">;</text:span></text:p>
            <text:p text:style-name="P3"/>
            <text:p text:style-name="P7"><text:s text:c="4"/><text:span text:style-name="T5">if</text:span> <text:span text:style-name="T8">(</text:span>p2_old <text:span text:style-name="T8">&lt;</text:span> p2<text:span text:style-name="T8">)</text:span> <text:span text:style-name="T9">{</text:span></text:p>
            <text:p text:style-name="P7"><text:s text:c="6"/>tft<text:span text:style-name="T8">.</text:span>fillRoundRect<text:span text:style-name="T8">(</text:span>MIN_SCREEN<text:span text:style-name="T8">,</text:span> <text:span text:style-name="T10">96</text:span><text:span text:style-name="T8">,</text:span> map<text:span text:style-name="T8">(</text:span>p2<text:span text:style-name="T8">,</text:span> MIN<text:span text:style-name="T8">,</text:span> MAX<text:span text:style-name="T8">,</text:span> MIN_SCREEN<text:span text:style-name="T8">,</text:span> MAX_SCREEN<text:span text:style-name="T8">),</text:span> <text:span text:style-name="T10">16</text:span><text:span text:style-name="T8">,</text:span> <text:span text:style-name="T10">0</text:span><text:span text:style-name="T8">,</text:span> ST7735_BLUE<text:span text:style-name="T8">)</text:span><text:span text:style-name="T9">;</text:span></text:p>
            <text:p text:style-name="P7"><text:s text:c="4"/><text:span text:style-name="T9">}</text:span></text:p>
            <text:p text:style-name="P7"><text:s text:c="4"/><text:span text:style-name="T5">if</text:span> <text:span text:style-name="T8">(</text:span>p2_old <text:span text:style-name="T8">&gt;</text:span> p2<text:span text:style-name="T8">)</text:span> <text:span text:style-name="T9">{</text:span></text:p>
            <text:p text:style-name="P7"><text:s text:c="6"/>tft<text:span text:style-name="T8">.</text:span>fillRoundRect<text:span text:style-name="T8">(</text:span>map<text:span text:style-name="T8">(</text:span>p2<text:span text:style-name="T8">,</text:span> MIN<text:span text:style-name="T8">,</text:span> MAX<text:span text:style-name="T8">,</text:span> MIN_SCREEN<text:span text:style-name="T8">,</text:span> MAX_SCREEN<text:span text:style-name="T8">),</text:span> <text:span text:style-name="T10">96</text:span><text:span text:style-name="T8">,</text:span> map<text:span text:style-name="T8">(</text:span>p2<text:span text:style-name="T8">,</text:span> MIN<text:span text:style-name="T8">,</text:span> MAX<text:span text:style-name="T8">,</text:span> MAX_SCREEN<text:span text:style-name="T8">,</text:span> MIN_SCREEN<text:span text:style-name="T8">),</text:span> <text:span text:style-name="T10">16</text:span><text:span text:style-name="T8">,</text:span> <text:span text:style-name="T10">0</text:span><text:span text:style-name="T8">,</text:span> ST7735_WHITE<text:span text:style-name="T8">)</text:span><text:span text:style-name="T9">;</text:span></text:p>
            <text:p text:style-name="P7"><text:s text:c="4"/><text:span text:style-name="T9">}</text:span></text:p>
            <text:p text:style-name="P3"/>
            <text:p text:style-name="P7"><text:s text:c="4"/>p2_old <text:span text:style-name="T8">=</text:span> p2<text:span text:style-name="T9">;</text:span></text:p>
            <text:p text:style-name="P7"><text:s text:c="2"/><text:span text:style-name="T9">}</text:span></text:p>
            <text:p text:style-name="P1">}</text:p>
          </table:table-cell>
        </table:table-row>
      </table:table>
      <text:p text:style-name="P1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4cm" fo:margin-right="1.36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6:01:26.606850801</meta:creation-date>
    <dc:date>2014-12-16T16:13:30.991919481</dc:date>
    <meta:editing-duration>PT4M33S</meta:editing-duration>
    <meta:editing-cycles>2</meta:editing-cycles>
    <meta:generator>LibreOffice/4.2.7.2$Linux_x86 LibreOffice_project/420m0$Build-2</meta:generator>
    <meta:document-statistic meta:table-count="1" meta:image-count="0" meta:object-count="0" meta:page-count="10" meta:paragraph-count="355" meta:word-count="2239" meta:character-count="16882" meta:non-whitespace-character-count="12742"/>
  </office:meta>
</office:document-meta>
</file>